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fo:color="#44546a"/>
    </style:style>
    <style:style style:name="T3" style:family="text">
      <style:text-properties fo:font-size="22.00pt" fo:font-weight="normal" fo:font-family="'Calibri Light'" style:font-family-asian="'Calibri Light'" style:font-family-complex="'Calibri Light'" fo:background-color="transparent" fo:color="#5b9bd5"/>
    </style:style>
    <style:style style:name="T4" style:family="text">
      <style:text-properties fo:font-size="12.00pt" fo:font-weight="normal" fo:font-family="'Calibri Light'" style:font-family-asian="'Calibri Light'" style:font-family-complex="'Calibri Light'" fo:background-color="transparent" fo:color="#44546a" fo:text-transform="uppercase"/>
    </style:style>
    <style:style style:name="T5" style:family="text">
      <style:text-properties fo:font-size="11.00pt" fo:font-weight="normal" fo:font-family="Calibri" style:font-family-asian="Calibri" style:font-family-complex="Calibri" fo:background-color="transparent" fo:color="#44546a"/>
    </style:style>
    <style:style style:name="T6" style:family="text">
      <style:text-properties fo:font-size="16.00pt" fo:font-weight="normal" fo:font-family="'Calibri Light'" style:font-family-asian="'Calibri Light'" style:font-family-complex="'Calibri Light'" fo:background-color="transparent" fo:color="#5b9bd5"/>
    </style:style>
    <style:style style:name="T7" style:family="text">
      <style:text-properties fo:font-size="11.00pt" fo:font-weight="normal" fo:font-family="Calibri" style:font-family-asian="Calibri" style:font-family-complex="Calibri" fo:background-color="transparent" fo:color="#44546a"/>
    </style:style>
    <style:style style:name="T8" style:family="text">
      <style:text-properties fo:font-size="16.00pt" fo:font-weight="normal" fo:font-family="'Calibri Light'" style:font-family-asian="'Calibri Light'" style:font-family-complex="'Calibri Light'" fo:background-color="transparent" fo:color="#5b9bd5"/>
    </style:style>
    <style:style style:name="T9" style:family="text">
      <style:text-properties fo:font-size="11.00pt" fo:font-weight="normal" fo:font-family="Calibri" style:font-family-asian="Calibri" style:font-family-complex="Calibri" fo:background-color="transparent" fo:color="#44546a"/>
    </style:style>
    <style:style style:name="T10" style:family="text">
      <style:text-properties fo:font-size="12.00pt" fo:font-weight="bold" fo:font-family="Calibri" style:font-family-asian="Calibri" style:font-family-complex="Calibri" fo:background-color="transparent" fo:color="#44546a" fo:font-style="italic"/>
    </style:style>
    <style:style style:name="T11" style:family="text">
      <style:text-properties fo:font-size="11.00pt" fo:font-weight="normal" fo:font-family="Calibri" style:font-family-asian="Calibri" style:font-family-complex="Calibri" fo:background-color="transparent" fo:color="#44546a"/>
    </style:style>
    <style:style style:name="T12" style:family="text">
      <style:text-properties fo:font-size="11.00pt" fo:font-weight="bold" fo:font-family="Calibri" style:font-family-asian="Calibri" style:font-family-complex="Calibri" fo:background-color="transparent" fo:color="#44546a" fo:font-style="italic"/>
    </style:style>
    <style:style style:name="T13" style:family="text">
      <style:text-properties fo:font-size="11.00pt" fo:font-weight="normal" fo:font-family="Calibri" style:font-family-asian="Calibri" style:font-family-complex="Calibri" fo:background-color="transparent" fo:color="#44546a"/>
    </style:style>
    <style:style style:name="T14" style:family="text">
      <style:text-properties fo:font-size="11.00pt" fo:font-weight="bold" fo:font-family="Calibri" style:font-family-asian="Calibri" style:font-family-complex="Calibri" fo:background-color="transparent" fo:color="#44546a" fo:font-style="italic"/>
    </style:style>
    <style:style style:name="T15" style:family="text">
      <style:text-properties fo:font-size="11.00pt" fo:font-weight="normal" fo:font-family="Calibri" style:font-family-asian="Calibri" style:font-family-complex="Calibri" fo:background-color="transparent" fo:color="#44546a"/>
    </style:style>
    <style:style style:name="T16" style:family="text">
      <style:text-properties fo:font-size="11.00pt" fo:font-weight="normal" fo:font-family="Calibri" style:font-family-asian="Calibri" style:font-family-complex="Calibri" fo:background-color="transparent" fo:color="#44546a"/>
    </style:style>
    <style:style style:name="T17" style:family="text">
      <style:text-properties fo:font-size="11.00pt" fo:font-weight="normal" fo:font-family="Calibri" style:font-family-asian="Calibri" style:font-family-complex="Calibri" fo:background-color="transparent" fo:color="#44546a"/>
    </style:style>
    <style:style style:name="T18" style:family="text">
      <style:text-properties fo:font-size="11.00pt" fo:font-weight="normal" fo:font-family="Calibri" style:font-family-asian="Calibri" style:font-family-complex="Calibri" fo:background-color="transparent" fo:color="#44546a"/>
    </style:style>
    <style:style style:name="T19" style:family="text">
      <style:text-properties fo:font-size="11.00pt" fo:font-weight="normal" fo:font-family="Calibri" style:font-family-asian="Calibri" style:font-family-complex="Calibri" fo:background-color="transparent" fo:color="#44546a"/>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fo:color="#44546a"/>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fo:color="#2f5496"/>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fo:color="#2f5496"/>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fo:color="#2f5496"/>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fo:color="#2f5496"/>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fo:color="#2f5496"/>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fo:color="#2f5496"/>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fo:color="#2f5496"/>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fo:color="#2f5496"/>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fo:color="#2f5496"/>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fo:color="#2f5496"/>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fo:color="#2f5496"/>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fo:color="#2f5496"/>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fo:color="#44546a"/>
    </style:style>
    <style:style style:name="T48" style:family="text">
      <style:text-properties fo:font-size="11.00pt" fo:font-weight="normal" fo:font-family="Calibri" style:font-family-asian="Calibri" style:font-family-complex="Calibri" fo:background-color="transparent" fo:color="#44546a"/>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fo:color="#44546a"/>
    </style:style>
    <style:style style:name="T51" style:family="text">
      <style:text-properties fo:font-size="11.00pt" fo:font-weight="normal" fo:font-family="Calibri" style:font-family-asian="Calibri" style:font-family-complex="Calibri" fo:background-color="transparent" fo:color="#44546a"/>
    </style:style>
    <style:style style:name="T52" style:family="text">
      <style:text-properties fo:font-size="11.00pt" fo:font-weight="bold" fo:font-family="Calibri" style:font-family-asian="Calibri" style:font-family-complex="Calibri" fo:background-color="transparent" fo:color="#44546a"/>
    </style:style>
    <style:style style:name="T53" style:family="text">
      <style:text-properties fo:font-size="11.00pt" fo:font-weight="normal" fo:font-family="Calibri" style:font-family-asian="Calibri" style:font-family-complex="Calibri" fo:background-color="transparent" fo:color="#44546a"/>
    </style:style>
    <style:style style:name="T54" style:family="text">
      <style:text-properties fo:font-size="11.00pt" fo:font-weight="normal" fo:font-family="Calibri" style:font-family-asian="Calibri" style:font-family-complex="Calibri" fo:background-color="transparent" fo:color="#44546a"/>
    </style:style>
    <style:style style:name="T55" style:family="text">
      <style:text-properties fo:font-size="11.00pt" fo:font-weight="normal" fo:font-family="Calibri" style:font-family-asian="Calibri" style:font-family-complex="Calibri" fo:background-color="transparent" fo:color="#44546a"/>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fo:color="#44546a"/>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fo:color="#44546a"/>
    </style:style>
    <style:style style:name="T60" style:family="text">
      <style:text-properties fo:font-size="11.00pt" fo:font-weight="normal" fo:font-family="Calibri" style:font-family-asian="Calibri" style:font-family-complex="Calibri" fo:background-color="transparent" fo:color="#ff0000" fo:font-style="italic"/>
    </style:style>
    <style:style style:name="T61" style:family="text">
      <style:text-properties fo:font-size="11.00pt" fo:font-weight="normal" fo:font-family="Calibri" style:font-family-asian="Calibri" style:font-family-complex="Calibri" fo:background-color="transparent" fo:color="#ff0000"/>
    </style:style>
    <style:style style:name="T62" style:family="text">
      <style:text-properties fo:font-size="11.00pt" fo:font-weight="normal" fo:font-family="Calibri" style:font-family-asian="Calibri" style:font-family-complex="Calibri" fo:background-color="transparent" fo:color="#ff0000" fo:font-style="italic"/>
    </style:style>
    <style:style style:name="T63" style:family="text">
      <style:text-properties fo:font-size="11.00pt" fo:font-weight="normal" fo:font-family="Calibri" style:font-family-asian="Calibri" style:font-family-complex="Calibri" fo:background-color="transparent" fo:color="#44546a"/>
    </style:style>
    <style:style style:name="T64" style:family="text">
      <style:text-properties fo:font-size="12.00pt" fo:font-weight="bold" fo:font-family="Calibri" style:font-family-asian="Calibri" style:font-family-complex="Calibri" fo:background-color="transparent" fo:color="#44546a" fo:font-style="italic"/>
    </style:style>
    <style:style style:name="T65" style:family="text">
      <style:text-properties fo:font-size="11.00pt" fo:font-weight="normal" fo:font-family="Calibri" style:font-family-asian="Calibri" style:font-family-complex="Calibri" fo:background-color="transparent" fo:color="#44546a"/>
    </style:style>
    <style:style style:name="T66" style:family="text">
      <style:text-properties fo:font-size="11.00pt" fo:font-weight="bold" fo:font-family="Calibri" style:font-family-asian="Calibri" style:font-family-complex="Calibri" fo:background-color="transparent" fo:color="#44546a"/>
    </style:style>
    <style:style style:name="T67" style:family="text">
      <style:text-properties fo:font-size="11.00pt" fo:font-weight="normal" fo:font-family="Calibri" style:font-family-asian="Calibri" style:font-family-complex="Calibri" fo:background-color="transparent" fo:color="#44546a"/>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fo:color="#44546a"/>
    </style:style>
    <style:style style:name="T70" style:family="text">
      <style:text-properties fo:font-size="11.00pt" fo:font-weight="normal" fo:font-family="Calibri" style:font-family-asian="Calibri" style:font-family-complex="Calibri" fo:background-color="transparent" fo:color="#44546a"/>
    </style:style>
    <style:style style:name="T71" style:family="text">
      <style:text-properties fo:font-size="11.00pt" fo:font-weight="bold" fo:font-family="Calibri" style:font-family-asian="Calibri" style:font-family-complex="Calibri" fo:background-color="transparent" fo:color="#44546a"/>
    </style:style>
    <style:style style:name="T72" style:family="text">
      <style:text-properties fo:font-size="11.00pt" fo:font-weight="normal" fo:font-family="Calibri" style:font-family-asian="Calibri" style:font-family-complex="Calibri" fo:background-color="transparent" fo:color="#44546a"/>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fo:color="#ff0000"/>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fo:color="#44546a"/>
    </style:style>
    <style:style style:name="T77" style:family="text">
      <style:text-properties fo:font-size="11.00pt" fo:font-weight="bold" fo:font-family="Calibri" style:font-family-asian="Calibri" style:font-family-complex="Calibri" fo:background-color="transparent" fo:color="#44546a"/>
    </style:style>
    <style:style style:name="T78" style:family="text">
      <style:text-properties fo:font-size="11.00pt" fo:font-weight="normal" fo:font-family="Calibri" style:font-family-asian="Calibri" style:font-family-complex="Calibri" fo:background-color="transparent" fo:color="#44546a"/>
    </style:style>
    <style:style style:name="T79" style:family="text">
      <style:text-properties fo:font-size="11.00pt" fo:font-weight="normal" fo:font-family="Calibri" style:font-family-asian="Calibri" style:font-family-complex="Calibri" fo:background-color="transparent" fo:color="#44546a"/>
    </style:style>
    <style:style style:name="T80" style:family="text">
      <style:text-properties fo:font-size="11.00pt" fo:font-weight="normal" fo:font-family="Calibri" style:font-family-asian="Calibri" style:font-family-complex="Calibri" fo:background-color="transparent" fo:color="#44546a"/>
    </style:style>
    <style:style style:name="T81" style:family="text">
      <style:text-properties fo:font-size="11.00pt" fo:font-weight="normal" fo:font-family="Calibri" style:font-family-asian="Calibri" style:font-family-complex="Calibri" fo:background-color="transparent" fo:color="#44546a"/>
    </style:style>
    <style:style style:name="T82"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fo:color="#44546a"/>
    </style:style>
    <style:style style:name="T83" style:family="text">
      <style:text-properties fo:font-size="11.00pt" fo:font-weight="normal" fo:font-family="Calibri" style:font-family-asian="Calibri" style:font-family-complex="Calibri" fo:background-color="transparent" fo:color="#44546a"/>
    </style:style>
    <style:style style:name="T84" style:family="text">
      <style:text-properties fo:font-size="11.00pt" fo:font-weight="normal" fo:font-family="Calibri" style:font-family-asian="Calibri" style:font-family-complex="Calibri" fo:background-color="transparent" fo:color="#44546a"/>
    </style:style>
    <style:style style:name="T85" style:family="text">
      <style:text-properties fo:font-size="11.00pt" fo:font-weight="normal" fo:font-family="Calibri" style:font-family-asian="Calibri" style:font-family-complex="Calibri" fo:background-color="transparent" fo:color="#44546a"/>
    </style:style>
    <style:style style:name="T86" style:family="text">
      <style:text-properties fo:font-size="11.00pt" fo:font-weight="bold" fo:font-family="Calibri" style:font-family-asian="Calibri" style:font-family-complex="Calibri" fo:background-color="transparent" fo:color="#44546a"/>
    </style:style>
    <style:style style:name="T87" style:family="text">
      <style:text-properties fo:font-size="11.00pt" fo:font-weight="normal" fo:font-family="Calibri" style:font-family-asian="Calibri" style:font-family-complex="Calibri" fo:background-color="transparent" fo:color="#44546a"/>
    </style:style>
    <style:style style:name="T88" style:family="text">
      <style:text-properties fo:font-size="12.00pt" fo:font-weight="bold" fo:font-family="Calibri" style:font-family-asian="Calibri" style:font-family-complex="Calibri" fo:background-color="transparent" fo:color="#44546a" fo:font-style="italic"/>
    </style:style>
    <style:style style:name="T89" style:family="text">
      <style:text-properties fo:font-size="12.00pt" fo:font-weight="bold" fo:font-family="Calibri" style:font-family-asian="Calibri" style:font-family-complex="Calibri" fo:background-color="transparent" fo:color="#44546a" fo:font-style="italic"/>
    </style:style>
    <style:style style:name="T90" style:family="text">
      <style:text-properties fo:font-size="12.00pt" fo:font-weight="bold" fo:font-family="Calibri" style:font-family-asian="Calibri" style:font-family-complex="Calibri" fo:background-color="transparent" fo:color="#44546a" fo:font-style="italic"/>
    </style:style>
    <style:style style:name="T91" style:family="text">
      <style:text-properties fo:font-size="11.00pt" fo:font-weight="normal" fo:font-family="Calibri" style:font-family-asian="Calibri" style:font-family-complex="Calibri" fo:background-color="transparent" fo:color="#44546a"/>
    </style:style>
    <style:style style:name="T92" style:family="text">
      <style:text-properties fo:font-size="11.00pt" fo:font-weight="normal" fo:font-family="Calibri" style:font-family-asian="Calibri" style:font-family-complex="Calibri" fo:background-color="transparent" fo:color="#44546a"/>
    </style:style>
    <style:style style:name="T93" style:family="text">
      <style:text-properties fo:font-size="11.00pt" fo:font-weight="normal" fo:font-family="Calibri" style:font-family-asian="Calibri" style:font-family-complex="Calibri" fo:background-color="transparent" fo:color="#44546a"/>
    </style:style>
    <style:style style:name="T94" style:family="text">
      <style:text-properties fo:font-size="11.00pt" fo:font-weight="normal" fo:font-family="Calibri" style:font-family-asian="Calibri" style:font-family-complex="Calibri" fo:background-color="transparent" fo:color="#44546a"/>
    </style:style>
    <style:style style:name="T95" style:family="text">
      <style:text-properties fo:font-size="11.00pt" fo:font-weight="normal" fo:font-family="Calibri" style:font-family-asian="Calibri" style:font-family-complex="Calibri" fo:background-color="transparent" fo:color="#44546a"/>
    </style:style>
    <style:style style:name="T96" style:family="text">
      <style:text-properties fo:font-size="11.00pt" fo:font-weight="normal" fo:font-family="Calibri" style:font-family-asian="Calibri" style:font-family-complex="Calibri" fo:background-color="transparent" fo:color="#44546a"/>
    </style:style>
    <style:style style:name="T97" style:family="text">
      <style:text-properties fo:font-size="11.00pt" fo:font-weight="normal" fo:font-family="Calibri" style:font-family-asian="Calibri" style:font-family-complex="Calibri" fo:background-color="transparent" fo:color="#44546a"/>
    </style:style>
    <style:style style:name="T98" style:family="text">
      <style:text-properties fo:font-size="11.00pt" fo:font-weight="normal" fo:font-family="Calibri" style:font-family-asian="Calibri" style:font-family-complex="Calibri" fo:background-color="transparent" fo:color="#44546a"/>
    </style:style>
    <style:style style:name="T99" style:family="text">
      <style:text-properties fo:font-size="11.00pt" fo:font-weight="normal" fo:font-family="Calibri" style:font-family-asian="Calibri" style:font-family-complex="Calibri" fo:background-color="transparent" fo:color="#44546a"/>
    </style:style>
    <style:style style:name="T100" style:family="text">
      <style:text-properties fo:font-size="11.00pt" fo:font-weight="normal" fo:font-family="Calibri" style:font-family-asian="Calibri" style:font-family-complex="Calibri" fo:background-color="transparent" fo:color="#44546a"/>
    </style:style>
    <style:style style:name="T101" style:family="text">
      <style:text-properties fo:font-size="11.00pt" fo:font-weight="normal" fo:font-family="Calibri" style:font-family-asian="Calibri" style:font-family-complex="Calibri" fo:background-color="transparent" fo:color="#44546a"/>
    </style:style>
    <style:style style:name="T102" style:family="text">
      <style:text-properties fo:font-size="11.00pt" fo:font-weight="normal" fo:font-family="Calibri" style:font-family-asian="Calibri" style:font-family-complex="Calibri" fo:background-color="transparent" fo:color="#44546a"/>
    </style:style>
    <style:style style:name="T103" style:family="text">
      <style:text-properties fo:font-size="11.00pt" fo:font-weight="normal" fo:font-family="Calibri" style:font-family-asian="Calibri" style:font-family-complex="Calibri" fo:background-color="transparent" fo:color="#44546a"/>
    </style:style>
    <style:style style:name="T104" style:family="text">
      <style:text-properties fo:font-size="11.00pt" fo:font-weight="normal" fo:font-family="Calibri" style:font-family-asian="Calibri" style:font-family-complex="Calibri" fo:background-color="transparent" fo:color="#44546a"/>
    </style:style>
    <style:style style:name="T105" style:family="text">
      <style:text-properties fo:font-size="11.00pt" fo:font-weight="normal" fo:font-family="Calibri" style:font-family-asian="Calibri" style:font-family-complex="Calibri" fo:background-color="transparent" fo:color="#44546a"/>
    </style:style>
    <style:style style:name="T106" style:family="text">
      <style:text-properties fo:font-size="11.00pt" fo:font-weight="normal" fo:font-family="Calibri" style:font-family-asian="Calibri" style:font-family-complex="Calibri" fo:background-color="transparent" fo:color="#44546a"/>
    </style:style>
    <style:style style:name="T107" style:family="text">
      <style:text-properties fo:font-size="11.00pt" fo:font-weight="normal" fo:font-family="Calibri" style:font-family-asian="Calibri" style:font-family-complex="Calibri" fo:background-color="transparent" fo:color="#44546a"/>
    </style:style>
    <style:style style:name="T108" style:family="text">
      <style:text-properties fo:font-size="11.00pt" fo:font-weight="normal" fo:font-family="Calibri" style:font-family-asian="Calibri" style:font-family-complex="Calibri" fo:background-color="transparent" fo:color="#44546a"/>
    </style:style>
    <style:style style:name="T109" style:family="text">
      <style:text-properties fo:font-size="11.00pt" fo:font-weight="normal" fo:font-family="Calibri" style:font-family-asian="Calibri" style:font-family-complex="Calibri" fo:background-color="transparent" fo:color="#44546a"/>
    </style:style>
    <style:style style:name="T110" style:family="text">
      <style:text-properties fo:font-size="11.00pt" fo:font-weight="normal" fo:font-family="Calibri" style:font-family-asian="Calibri" style:font-family-complex="Calibri" fo:background-color="transparent" fo:color="#44546a"/>
    </style:style>
    <style:style style:name="T111" style:family="text">
      <style:text-properties fo:font-size="11.00pt" fo:font-weight="normal" fo:font-family="Calibri" style:font-family-asian="Calibri" style:font-family-complex="Calibri" fo:background-color="transparent" fo:color="#44546a"/>
    </style:style>
    <style:style style:name="T112" style:family="text">
      <style:text-properties fo:font-size="11.00pt" fo:font-weight="normal" fo:font-family="Calibri" style:font-family-asian="Calibri" style:font-family-complex="Calibri" fo:background-color="transparent" fo:color="#44546a"/>
    </style:style>
    <style:style style:name="T113" style:family="text">
      <style:text-properties fo:font-size="11.00pt" fo:font-weight="normal" fo:font-family="Calibri" style:font-family-asian="Calibri" style:font-family-complex="Calibri" fo:background-color="transparent" fo:color="#44546a"/>
    </style:style>
    <style:style style:name="T114" style:family="text">
      <style:text-properties fo:font-size="11.00pt" fo:font-weight="normal" fo:font-family="Calibri" style:font-family-asian="Calibri" style:font-family-complex="Calibri" fo:background-color="transparent" fo:color="#44546a"/>
    </style:style>
    <style:style style:name="T115" style:family="text">
      <style:text-properties fo:font-size="11.00pt" fo:font-weight="normal" fo:font-family="Calibri" style:font-family-asian="Calibri" style:font-family-complex="Calibri" fo:background-color="transparent" fo:color="#44546a"/>
    </style:style>
    <style:style style:name="T116" style:family="text">
      <style:text-properties fo:font-size="11.00pt" fo:font-weight="normal" fo:font-family="Calibri" style:font-family-asian="Calibri" style:font-family-complex="Calibri" fo:background-color="transparent" fo:color="#44546a"/>
    </style:style>
    <style:style style:name="T117" style:family="text">
      <style:text-properties fo:font-size="11.00pt" fo:font-weight="normal" fo:font-family="Calibri" style:font-family-asian="Calibri" style:font-family-complex="Calibri" fo:background-color="transparent" fo:color="#44546a"/>
    </style:style>
    <style:style style:name="T118" style:family="text">
      <style:text-properties fo:font-size="11.00pt" fo:font-weight="normal" fo:font-family="Calibri" style:font-family-asian="Calibri" style:font-family-complex="Calibri" fo:background-color="transparent" fo:color="#44546a"/>
    </style:style>
    <style:style style:name="T119" style:family="text">
      <style:text-properties fo:font-size="11.00pt" fo:font-weight="normal" fo:font-family="Calibri" style:font-family-asian="Calibri" style:font-family-complex="Calibri" fo:background-color="transparent" fo:color="#44546a"/>
    </style:style>
    <style:style style:name="T120" style:family="text">
      <style:text-properties fo:font-size="11.00pt" fo:font-weight="normal" fo:font-family="Calibri" style:font-family-asian="Calibri" style:font-family-complex="Calibri" fo:background-color="transparent" fo:color="#44546a"/>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fo:color="#44546a"/>
    </style:style>
    <style:style style:name="T124" style:family="text">
      <style:text-properties fo:font-size="11.00pt" fo:font-weight="bold" fo:font-family="Calibri" style:font-family-asian="Calibri" style:font-family-complex="Calibri" fo:background-color="transparent" fo:color="#44546a"/>
    </style:style>
    <style:style style:name="T125" style:family="text">
      <style:text-properties fo:font-size="11.00pt" fo:font-weight="bold" fo:font-family="Calibri" style:font-family-asian="Calibri" style:font-family-complex="Calibri" fo:background-color="transparent" fo:color="#44546a"/>
    </style:style>
    <style:style style:name="T126" style:family="text">
      <style:text-properties fo:font-size="11.00pt" fo:font-weight="bold" fo:font-family="Calibri" style:font-family-asian="Calibri" style:font-family-complex="Calibri" fo:background-color="transparent" fo:color="#44546a"/>
    </style:style>
    <style:style style:name="T127" style:family="text">
      <style:text-properties fo:font-size="15.00pt" fo:font-weight="normal" fo:font-family="'Calibri Light'" style:font-family-asian="'Calibri Light'" style:font-family-complex="'Calibri Light'" fo:background-color="transparent" fo:color="#5b9bd5"/>
    </style:style>
    <style:style style:name="T128" style:family="text">
      <style:text-properties fo:font-size="11.00pt" fo:font-weight="normal" fo:font-family="Calibri" style:font-family-asian="Calibri" style:font-family-complex="Calibri" fo:background-color="transparent" fo:color="#44546a"/>
    </style:style>
    <style:style style:name="T129" style:family="text">
      <style:text-properties fo:font-size="11.00pt" fo:font-weight="normal" fo:font-family="Calibri" style:font-family-asian="Calibri" style:font-family-complex="Calibri" fo:background-color="transparent" fo:color="#44546a"/>
    </style:style>
    <style:style style:name="T13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3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3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3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3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3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3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3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3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3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4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4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4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4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4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4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4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4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4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4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5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5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5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5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5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5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5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5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5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5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6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6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6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6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6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6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6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6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6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6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7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7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7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7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7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7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7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7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7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7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8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8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8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8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8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8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8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8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8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8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9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9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9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9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9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9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9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9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198" style:family="text">
      <style:text-properties fo:font-size="11.00pt" fo:font-weight="normal" fo:font-family="Calibri" style:font-family-asian="Calibri" style:font-family-complex="Calibri" fo:background-color="transparent" fo:color="#44546a"/>
    </style:style>
    <style:style style:name="T19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00" style:family="text">
      <style:text-properties fo:font-size="11.00pt" fo:font-weight="normal" fo:font-family="Calibri" style:font-family-asian="Calibri" style:font-family-complex="Calibri" fo:background-color="transparent" fo:color="#44546a"/>
    </style:style>
    <style:style style:name="T20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0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0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0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0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0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0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0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0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1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1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1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1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1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1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1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1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1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1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2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2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2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2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2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2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2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2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2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2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3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3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3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3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3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3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3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3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3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3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4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4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4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4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4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4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4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4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4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4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5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5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5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5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5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5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5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5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5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5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6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6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6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6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6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6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6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6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6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6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7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7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7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7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7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7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7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7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7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7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8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8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8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8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8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8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8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8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8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8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9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563c1"/>
    </style:style>
    <style:style style:name="T291" style:family="text">
      <style:text-properties fo:font-size="11.00pt" fo:font-weight="normal" fo:font-family="Calibri" style:font-family-asian="Calibri" style:font-family-complex="Calibri" fo:background-color="transparent" fo:color="#44546a"/>
    </style:style>
    <style:style style:name="P1" style:family="paragraph">
      <style:paragraph-properties fo:line-height="100.00%" fo:text-align="center" fo:margin-top="120.00pt" fo:margin-bottom="20.00pt"/>
    </style:style>
    <style:style style:name="P2" style:family="paragraph">
      <style:paragraph-properties fo:line-height="100.00%" fo:text-align="center" fo:margin-top="22.00pt" fo:margin-bottom="2.00pt"/>
    </style:style>
    <style:style style:name="P3" style:family="paragraph">
      <style:paragraph-properties fo:line-height="100.00%" fo:text-align="center" fo:margin-top="15.00pt" fo:margin-bottom="2.00pt"/>
    </style:style>
    <style:style style:name="P4" style:family="paragraph">
      <style:paragraph-properties fo:line-height="100.00%" fo:text-align="center" fo:margin-top="18.00pt"/>
    </style:style>
    <style:style style:name="P5" style:family="paragraph">
      <style:paragraph-properties fo:line-height="100.00%" fo:text-align="left" fo:margin-top="30.00pt" fo:margin-bottom="3.00pt"/>
    </style:style>
    <style:style style:name="P6" style:family="paragraph">
      <style:paragraph-properties fo:line-height="100.00%" fo:text-align="left" fo:margin-top="6.00pt" fo:margin-bottom="10.00pt"/>
    </style:style>
    <style:style style:name="P7" style:family="paragraph">
      <style:paragraph-properties fo:line-height="100.00%" fo:text-align="left" fo:margin-top="30.00pt" fo:margin-bottom="3.00pt"/>
    </style:style>
    <style:style style:name="P8" style:family="paragraph">
      <style:paragraph-properties fo:line-height="100.00%" fo:text-align="left" fo:margin-top="6.00pt" fo:margin-bottom="10.00pt"/>
    </style:style>
    <style:style style:name="P9" style:family="paragraph">
      <style:paragraph-properties fo:line-height="100.00%" fo:text-align="center" fo:margin-left="5.40pt" fo:text-indent="-5.40pt">
        <style:tab-stops>
          <style:tab-stop style:position="426.10pt"/>
        </style:tab-stops>
      </style:paragraph-properties>
    </style:style>
    <style:style style:name="P10" style:family="paragraph">
      <style:paragraph-properties fo:line-height="100.00%" fo:text-align="center"/>
    </style:style>
    <style:style style:name="P11" style:family="paragraph">
      <style:paragraph-properties fo:line-height="100.00%" fo:text-align="center" fo:margin-left="5.40pt" fo:text-indent="-5.40pt">
        <style:tab-stops>
          <style:tab-stop style:position="426.10pt"/>
        </style:tab-stops>
      </style:paragraph-properties>
    </style:style>
    <style:style style:name="P12" style:family="paragraph">
      <style:paragraph-properties fo:line-height="100.00%" fo:text-align="left" fo:margin-top="6.00pt" fo:margin-bottom="10.00pt"/>
    </style:style>
    <style:style style:name="P13" style:family="paragraph">
      <style:paragraph-properties fo:line-height="100.00%" fo:text-align="left" fo:margin-left="5.40pt" fo:text-indent="-5.40pt">
        <style:tab-stops>
          <style:tab-stop style:position="210.35pt"/>
          <style:tab-stop style:position="97.00pt"/>
        </style:tab-stops>
      </style:paragraph-properties>
    </style:style>
    <style:style style:name="P14" style:family="paragraph">
      <style:paragraph-properties fo:line-height="100.00%" fo:text-align="left" fo:margin-top="6.00pt"/>
    </style:style>
    <style:style style:name="P15" style:family="paragraph">
      <style:paragraph-properties fo:line-height="100.00%" fo:text-align="left" fo:margin-left="5.40pt" fo:text-indent="-5.40pt">
        <style:tab-stops>
          <style:tab-stop style:position="210.35pt"/>
          <style:tab-stop style:position="97.00pt"/>
        </style:tab-stops>
      </style:paragraph-properties>
    </style:style>
    <style:style style:name="P16" style:family="paragraph">
      <style:paragraph-properties fo:line-height="100.00%" fo:text-align="left" fo:margin-left="5.40pt" fo:text-indent="-5.40pt">
        <style:tab-stops>
          <style:tab-stop style:position="210.35pt"/>
          <style:tab-stop style:position="97.00pt"/>
        </style:tab-stops>
      </style:paragraph-properties>
    </style:style>
    <style:style style:name="P17" style:family="paragraph">
      <style:paragraph-properties fo:line-height="100.00%" fo:text-align="left" fo:margin-top="6.00pt"/>
    </style:style>
    <style:style style:name="P18" style:family="paragraph">
      <style:paragraph-properties fo:line-height="100.00%" fo:text-align="left" fo:margin-left="5.40pt" fo:text-indent="-5.40pt">
        <style:tab-stops>
          <style:tab-stop style:position="210.35pt"/>
          <style:tab-stop style:position="97.00pt"/>
        </style:tab-stops>
      </style:paragraph-properties>
    </style:style>
    <style:style style:name="P19" style:family="paragraph">
      <style:paragraph-properties fo:line-height="100.00%" fo:text-align="left" fo:margin-top="6.00pt"/>
    </style:style>
    <style:style style:name="P20" style:family="paragraph">
      <style:paragraph-properties fo:line-height="100.00%" fo:text-align="left" fo:margin-left="5.40pt" fo:text-indent="-5.40pt">
        <style:tab-stops>
          <style:tab-stop style:position="210.35pt"/>
          <style:tab-stop style:position="97.00pt"/>
        </style:tab-stops>
      </style:paragraph-properties>
    </style:style>
    <style:style style:name="P21" style:family="paragraph">
      <style:paragraph-properties fo:line-height="100.00%" fo:text-align="left" fo:margin-top="6.00pt"/>
    </style:style>
    <style:style style:name="P22" style:family="paragraph">
      <style:paragraph-properties fo:line-height="100.00%" fo:text-align="left" fo:margin-left="5.40pt" fo:text-indent="-5.40pt">
        <style:tab-stops>
          <style:tab-stop style:position="210.35pt"/>
          <style:tab-stop style:position="97.00pt"/>
        </style:tab-stops>
      </style:paragraph-properties>
    </style:style>
    <style:style style:name="P23" style:family="paragraph">
      <style:paragraph-properties fo:line-height="100.00%" fo:text-align="left" fo:margin-top="6.00pt"/>
    </style:style>
    <style:style style:name="P24" style:family="paragraph">
      <style:paragraph-properties fo:line-height="100.00%" fo:text-align="left" fo:margin-left="5.40pt" fo:text-indent="-5.40pt">
        <style:tab-stops>
          <style:tab-stop style:position="210.35pt"/>
          <style:tab-stop style:position="97.00pt"/>
        </style:tab-stops>
      </style:paragraph-properties>
    </style:style>
    <style:style style:name="P25" style:family="paragraph">
      <style:paragraph-properties fo:line-height="100.00%" fo:text-align="left" fo:margin-top="6.00pt"/>
    </style:style>
    <style:style style:name="P26" style:family="paragraph">
      <style:paragraph-properties fo:line-height="100.00%" fo:text-align="left" fo:margin-left="5.40pt" fo:text-indent="-5.40pt">
        <style:tab-stops>
          <style:tab-stop style:position="210.35pt"/>
          <style:tab-stop style:position="97.00pt"/>
        </style:tab-stops>
      </style:paragraph-properties>
    </style:style>
    <style:style style:name="P27" style:family="paragraph">
      <style:paragraph-properties fo:line-height="100.00%" fo:text-align="left" fo:margin-top="6.00pt" fo:margin-bottom="10.00pt"/>
    </style:style>
    <style:style style:name="P28" style:family="paragraph">
      <style:paragraph-properties fo:line-height="100.00%" fo:text-align="center" fo:margin-top="6.00pt" fo:margin-bottom="10.00pt"/>
    </style:style>
    <style:style style:name="P29" style:family="paragraph">
      <style:paragraph-properties fo:line-height="100.00%" fo:text-align="left" fo:margin-top="6.00pt" fo:margin-bottom="10.00pt"/>
    </style:style>
    <style:style style:name="P30" style:family="paragraph">
      <style:paragraph-properties fo:line-height="100.00%" fo:text-align="left" fo:margin-left="5.40pt" fo:text-indent="-5.40pt">
        <style:tab-stops>
          <style:tab-stop style:position="210.35pt"/>
          <style:tab-stop style:position="-5.40pt"/>
        </style:tab-stops>
      </style:paragraph-properties>
    </style:style>
    <style:style style:name="P31" style:family="paragraph">
      <style:paragraph-properties fo:line-height="100.00%" fo:text-align="center"/>
    </style:style>
    <style:style style:name="P32" style:family="paragraph">
      <style:paragraph-properties fo:line-height="100.00%" fo:text-align="left" fo:margin-left="5.40pt" fo:text-indent="-5.40pt">
        <style:tab-stops>
          <style:tab-stop style:position="210.35pt"/>
          <style:tab-stop style:position="-5.40pt"/>
        </style:tab-stops>
      </style:paragraph-properties>
    </style:style>
    <style:style style:name="P33" style:family="paragraph">
      <style:paragraph-properties fo:line-height="100.00%" fo:text-align="left" fo:margin-top="6.00pt" fo:margin-bottom="10.00pt"/>
    </style:style>
    <style:style style:name="P34" style:family="paragraph">
      <style:paragraph-properties fo:line-height="100.00%" fo:text-align="left" fo:margin-left="5.40pt" fo:text-indent="-5.40pt">
        <style:tab-stops>
          <style:tab-stop style:position="210.35pt"/>
          <style:tab-stop style:position="-5.40pt"/>
        </style:tab-stops>
      </style:paragraph-properties>
    </style:style>
    <style:style style:name="P35" style:family="paragraph">
      <style:paragraph-properties fo:line-height="100.00%" fo:text-align="center"/>
    </style:style>
    <style:style style:name="P36" style:family="paragraph">
      <style:paragraph-properties fo:line-height="100.00%" fo:text-align="left" fo:margin-left="5.40pt" fo:text-indent="-5.40pt">
        <style:tab-stops>
          <style:tab-stop style:position="210.35pt"/>
          <style:tab-stop style:position="-5.40pt"/>
        </style:tab-stops>
      </style:paragraph-properties>
    </style:style>
    <style:style style:name="P37" style:family="paragraph">
      <style:paragraph-properties fo:line-height="100.00%" fo:text-align="left" fo:margin-top="6.00pt" fo:margin-bottom="10.00pt"/>
    </style:style>
    <text:list-style style:name="L38">
      <text:list-level-style-bullet text:level="1" text:bullet-char="•">
        <style:list-level-properties text:space-before="18.00pt" text:min-label-width="18.00pt"/>
        <style:text-properties fo:font-family="Symbol"/>
      </text:list-level-style-bullet>
    </text:list-style>
    <style:style style:name="P38" style:family="paragraph">
      <style:paragraph-properties fo:line-height="115.00%" fo:text-align="left" fo:margin-bottom="10.00pt"/>
    </style:style>
    <style:style style:name="P39" style:family="paragraph">
      <style:paragraph-properties fo:line-height="100.00%" fo:text-align="left" fo:margin-top="6.00pt" fo:margin-bottom="10.00pt"/>
    </style:style>
    <style:style style:name="P40" style:family="paragraph">
      <style:paragraph-properties fo:line-height="100.00%" fo:text-align="left" fo:margin-top="6.00pt" fo:margin-bottom="10.00pt"/>
    </style:style>
    <style:style style:name="P41" style:family="paragraph">
      <style:paragraph-properties fo:line-height="100.00%" fo:text-align="left" fo:margin-top="6.00pt" fo:margin-bottom="10.00pt"/>
    </style:style>
    <style:style style:name="P42" style:family="paragraph">
      <style:paragraph-properties fo:line-height="100.00%" fo:text-align="left" fo:margin-top="6.00pt" fo:margin-bottom="10.00pt"/>
    </style:style>
    <style:style style:name="P43" style:family="paragraph">
      <style:paragraph-properties fo:line-height="100.00%" fo:text-align="left" fo:margin-top="6.00pt" fo:margin-bottom="10.00pt"/>
    </style:style>
    <style:style style:name="P44" style:family="paragraph">
      <style:paragraph-properties fo:line-height="100.00%" fo:text-align="left" fo:margin-top="6.00pt" fo:margin-bottom="10.00pt"/>
    </style:style>
    <text:list-style style:name="L45">
      <text:list-level-style-bullet text:level="1" text:bullet-char="•">
        <style:list-level-properties text:space-before="18.00pt" text:min-label-width="18.00pt"/>
        <style:text-properties fo:font-family="Symbol"/>
      </text:list-level-style-bullet>
    </text:list-style>
    <style:style style:name="P45" style:family="paragraph">
      <style:paragraph-properties fo:line-height="115.00%" fo:text-align="left" fo:margin-bottom="10.00pt"/>
    </style:style>
    <style:style style:name="P46" style:family="paragraph">
      <style:paragraph-properties fo:line-height="100.00%" fo:text-align="left" fo:margin-top="6.00pt" fo:margin-bottom="10.00pt"/>
    </style:style>
    <style:style style:name="P47" style:family="paragraph">
      <style:paragraph-properties fo:line-height="100.00%" fo:text-align="left" fo:margin-top="30.00pt" fo:margin-bottom="3.00pt"/>
    </style:style>
    <style:style style:name="P48" style:family="paragraph">
      <style:paragraph-properties fo:line-height="100.00%" fo:text-align="left" fo:margin-top="6.00pt" fo:margin-bottom="10.00pt"/>
    </style:style>
    <style:style style:name="TableColumn0100" style:family="table-column">
      <style:table-column-properties style:column-width="5.993056in"/>
    </style:style>
    <style:style style:name="Table01" style:family="table">
      <style:table-properties style:width="5.993056in" fo:margin-left="0.000000in" style:writing-mode="lr" table:align="center" style:may-break-between-rows="true"/>
    </style:style>
    <style:style style:name="TableRow0100" style:family="table-row">
      <style:table-row-properties/>
    </style:style>
    <style:style style:name="TableCell010000" style:family="table-cell">
      <style:table-cell-properties fo:border-top="0.000000in solid #000000" fo:border-left="0.000000in solid #000000" fo:border-right="0.000000in solid #000000" fo:border-bottom="0.000000in solid #000000" fo:padding-left="0.075000in" fo:padding-right="0.075000in" fo:vertical-align="top" fo:background-color="#ffffff"/>
    </style:style>
    <style:style style:name="TableColumn0200" style:family="table-column">
      <style:table-column-properties style:column-width="2.996528in"/>
    </style:style>
    <style:style style:name="TableColumn0201" style:family="table-column">
      <style:table-column-properties style:column-width="2.996528in"/>
    </style:style>
    <style:style style:name="Table02" style:family="table">
      <style:table-properties style:width="5.993056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5556in solid #4472c4" fo:border-left="0.000000in solid #000000" fo:border-right="0.000000in solid #000000" fo:border-bottom="0.005556in solid #4472c4" fo:padding-left="0.075000in" fo:padding-right="0.075000in" fo:vertical-align="top" fo:background-color="#ffffff"/>
    </style:style>
    <style:style style:name="TableCell020001" style:family="table-cell">
      <style:table-cell-properties fo:border-top="0.005556in solid #4472c4" fo:border-left="0.000000in solid #000000" fo:border-right="0.000000in solid #000000" fo:border-bottom="0.005556in solid #4472c4" fo:padding-left="0.075000in" fo:padding-right="0.075000in" fo:vertical-align="top" fo:background-color="#ffffff"/>
    </style:style>
    <style:style style:name="TableRow0201" style:family="table-row">
      <style:table-row-properties/>
    </style:style>
    <style:style style:name="TableCell020100" style:family="table-cell">
      <style:table-cell-properties fo:border-top="0.005556in solid #4472c4" fo:border-left="0.000000in solid #000000" fo:border-right="0.000000in solid #000000" fo:border-bottom="0.005556in solid #4472c4" fo:padding-left="0.075000in" fo:padding-right="0.075000in" fo:vertical-align="top" fo:background-color="#ffffff"/>
    </style:style>
    <style:style style:name="TableCell020101" style:family="table-cell">
      <style:table-cell-properties fo:border-top="0.005556in solid #4472c4" fo:border-left="0.000000in solid #000000" fo:border-right="0.000000in solid #000000" fo:border-bottom="0.005556in solid #4472c4" fo:padding-left="0.075000in" fo:padding-right="0.075000in" fo:vertical-align="top" fo:background-color="#ffffff"/>
    </style:style>
    <style:style style:name="TableRow0202" style:family="table-row">
      <style:table-row-properties/>
    </style:style>
    <style:style style:name="TableCell020200" style:family="table-cell">
      <style:table-cell-properties fo:border-top="0.005556in solid #4472c4" fo:border-left="0.000000in solid #000000" fo:border-right="0.000000in solid #000000" fo:border-bottom="0.005556in solid #4472c4" fo:padding-left="0.075000in" fo:padding-right="0.075000in" fo:vertical-align="top" fo:background-color="#ffffff"/>
    </style:style>
    <style:style style:name="TableCell020201" style:family="table-cell">
      <style:table-cell-properties fo:border-top="0.005556in solid #4472c4" fo:border-left="0.000000in solid #000000" fo:border-right="0.000000in solid #000000" fo:border-bottom="0.005556in solid #4472c4" fo:padding-left="0.075000in" fo:padding-right="0.075000in" fo:vertical-align="top" fo:background-color="#ffffff"/>
    </style:style>
    <style:style style:name="TableRow0203" style:family="table-row">
      <style:table-row-properties/>
    </style:style>
    <style:style style:name="TableCell020300" style:family="table-cell">
      <style:table-cell-properties fo:border-top="0.005556in solid #4472c4" fo:border-left="0.000000in solid #000000" fo:border-right="0.000000in solid #000000" fo:border-bottom="0.005556in solid #4472c4" fo:padding-left="0.075000in" fo:padding-right="0.075000in" fo:vertical-align="top" fo:background-color="#ffffff"/>
    </style:style>
    <style:style style:name="TableCell020301" style:family="table-cell">
      <style:table-cell-properties fo:border-top="0.005556in solid #4472c4" fo:border-left="0.000000in solid #000000" fo:border-right="0.000000in solid #000000" fo:border-bottom="0.005556in solid #4472c4" fo:padding-left="0.075000in" fo:padding-right="0.075000in" fo:vertical-align="top" fo:background-color="#ffffff"/>
    </style:style>
    <style:style style:name="TableRow0204" style:family="table-row">
      <style:table-row-properties/>
    </style:style>
    <style:style style:name="TableCell020400" style:family="table-cell">
      <style:table-cell-properties fo:border-top="0.005556in solid #4472c4" fo:border-left="0.000000in solid #000000" fo:border-right="0.000000in solid #000000" fo:border-bottom="0.005556in solid #4472c4" fo:padding-left="0.075000in" fo:padding-right="0.075000in" fo:vertical-align="top" fo:background-color="#ffffff"/>
    </style:style>
    <style:style style:name="TableCell020401" style:family="table-cell">
      <style:table-cell-properties fo:border-top="0.005556in solid #4472c4" fo:border-left="0.000000in solid #000000" fo:border-right="0.000000in solid #000000" fo:border-bottom="0.005556in solid #4472c4" fo:padding-left="0.075000in" fo:padding-right="0.075000in" fo:vertical-align="top" fo:background-color="#ffffff"/>
    </style:style>
    <style:style style:name="TableRow0205" style:family="table-row">
      <style:table-row-properties/>
    </style:style>
    <style:style style:name="TableCell020500" style:family="table-cell">
      <style:table-cell-properties fo:border-top="0.005556in solid #4472c4" fo:border-left="0.000000in solid #000000" fo:border-right="0.000000in solid #000000" fo:border-bottom="0.005556in solid #4472c4" fo:padding-left="0.075000in" fo:padding-right="0.075000in" fo:vertical-align="top" fo:background-color="#ffffff"/>
    </style:style>
    <style:style style:name="TableCell020501" style:family="table-cell">
      <style:table-cell-properties fo:border-top="0.005556in solid #4472c4" fo:border-left="0.000000in solid #000000" fo:border-right="0.000000in solid #000000" fo:border-bottom="0.005556in solid #4472c4" fo:padding-left="0.075000in" fo:padding-right="0.075000in" fo:vertical-align="top" fo:background-color="#ffffff"/>
    </style:style>
    <style:style style:name="TableColumn0300" style:family="table-column">
      <style:table-column-properties style:column-width="2.996528in"/>
    </style:style>
    <style:style style:name="TableColumn0301" style:family="table-column">
      <style:table-column-properties style:column-width="2.996528in"/>
    </style:style>
    <style:style style:name="Table03" style:family="table">
      <style:table-properties style:width="5.993056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0000in solid #000000" fo:border-left="0.000000in solid #000000" fo:border-right="0.000000in solid #000000" fo:border-bottom="0.000000in solid #000000" fo:padding-left="0.075000in" fo:padding-right="0.075000in" fo:vertical-align="top" fo:background-color="#ffffff"/>
    </style:style>
    <style:style style:name="TableCell030001" style:family="table-cell">
      <style:table-cell-properties fo:border-top="0.000000in solid #000000" fo:border-left="0.000000in solid #000000" fo:border-right="0.000000in solid #000000" fo:border-bottom="0.000000in solid #000000" fo:padding-left="0.075000in" fo:padding-right="0.075000in" fo:vertical-align="top" fo:background-color="#ffffff"/>
    </style:style>
    <style:style style:name="TableColumn0400" style:family="table-column">
      <style:table-column-properties style:column-width="2.996528in"/>
    </style:style>
    <style:style style:name="TableColumn0401" style:family="table-column">
      <style:table-column-properties style:column-width="2.996528in"/>
    </style:style>
    <style:style style:name="Table04" style:family="table">
      <style:table-properties style:width="5.993056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0000in solid #000000" fo:border-left="0.000000in solid #000000" fo:border-right="0.000000in solid #000000" fo:border-bottom="0.000000in solid #000000" fo:padding-left="0.075000in" fo:padding-right="0.075000in" fo:vertical-align="top" fo:background-color="#ffffff"/>
    </style:style>
    <style:style style:name="TableCell040001" style:family="table-cell">
      <style:table-cell-properties fo:border-top="0.000000in solid #000000" fo:border-left="0.000000in solid #000000" fo:border-right="0.000000in solid #000000" fo:border-bottom="0.000000in solid #000000" fo:padding-left="0.075000in" fo:padding-right="0.075000in" fo:vertical-align="top" fo:background-color="#ffffff"/>
    </style:style>
  </office:automatic-styles>
  <office:body>
    <office:text>
      <text:p text:style-name="P1"><draw:frame text:anchor-type="as-char" svg:width="57.15mm" svg:height="32.51mm" style:rel-width="scale" style:rel-height="scale"><draw:object-ole xlink:href="OleObj1"/><draw:image xlink:href="ObjectReplacements/OleObj1"/></draw:frame><text:span text:style-name="T2"/></text:p>
      <text:p text:style-name="P2"><text:span text:style-name="T3">Ενσωματωμένα Συστήματα Μικροεπεξεργαστών</text:span></text:p>
      <text:p text:style-name="P3"><text:span text:style-name="T4">Milestone 2: Autonomous map exploring car</text:span></text:p>
      <text:p text:style-name="P4"><text:span text:style-name="T5">Καλογεράκης Στέφανος | Ζερβάκης Αρης <text:s/></text:span></text:p>
      <text:p text:style-name="P4"><text:span text:style-name="T5"/></text:p>
      <text:p text:style-name="P5"><text:span text:style-name="T6">Εισαγωγή</text:span></text:p>
      <text:p text:style-name="P6"><text:span text:style-name="T7">Σε συνέχεια της υλοποίησης του πρότζεκτ εξαμήνου Autonomous Map Exploring Car με την χρήση της τεχνολογίας Lego Mindstorms στο δεύτερο milestone είχαμε να υλοποιήσουμε ακόμα ορισμένες λειτουργίες που μας οδηγούν ένα βήμα πιο κοντά στο τρίτο και τελευταίο milestone που οφείλουμε να παραδώσουμε όλες τις λειτουργίες που καθορίστηκαν στις αρχικές προδιαγραφές. Πιο συγκεκριμένα, στο δεύτερο milestone υλοποιήθηκε αρχικά μια προσέγγιση του αλγόριθμου που θα χρησιμοποιηθεί με χρήση της γλώσσας προγραμματισμού C. Ακόμα, υλοποιήθηκε και μια εφαρμογή σε Java που θα χρησιμοποιηθεί για την τελική απεικόνιση του λαβύρινθου που διέτρεξε το αυτοκίνητό μας. Τέλος, εξελίξαμε την λειτουργία του αυτόνομου αυτοκινήτου πραγματοποιώντας ελεύθερη πορεία πάνω σε μονοπάτι. </text:span></text:p>
      <text:p text:style-name="P7"><text:span text:style-name="T8">Περιγραφή </text:span></text:p>
      <text:p text:style-name="P8"><text:span text:style-name="T9">Παρακάτω περιγράφονται αναλυτικά οι υλοποίησεις που περιεγράφηκαν παραπάνω </text:span></text:p>
      <text:p text:style-name="P8"><text:span text:style-name="T10">Εξαντλητικός αλγόριθμος ανάλυσης λαβυρίνθου σε C</text:span></text:p>
      <text:p text:style-name="P8"><text:span text:style-name="T11">Σε ένα πρώτο στάδιο, οφείλαμε να βρούμε ποιόν αλγόριθμο θα χρησιμοποιήσουμε προκειμένου να βεβαιωθούμε ότι το αυτοκίνητο μας θα διατρέξει εξαντλητικά όλο τον λαβύρινθο. Ο κατάλληλος αλγόριθμος για την συγκεκριμένη λειτουργία είναι ο<text:s/></text:span><text:span text:style-name="T12">Depth-First Search</text:span><text:span text:style-name="T13"><text:s/>αλγόριθμο (θα αναγράφεται ως<text:s/></text:span><text:span text:style-name="T14">DFS</text:span><text:span text:style-name="T15"><text:s/>στην συνέχεια της αναφοράς).</text:span></text:p>
      <text:p text:style-name="P8"><text:span text:style-name="T15">Στην υλοποίηση μας, προκειμένου να απλοποιηθεί το πρόβλημα ορίζουμε στατικά τον<text:s/></text:span><text:span text:style-name="T16">«</text:span><text:span text:style-name="T17">λαβύρινθο</text:span><text:span text:style-name="T18">»<text:s/></text:span><text:span text:style-name="T19">που υλοποιείται ο αλγόριθμος όπως φαίνεται παρακάτω σε ένα τυχαία ορισμένο λαβύρινθο.</text:span></text:p>
      <table:table table:style-name="Table01">
        <table:table-column table:style-name="TableColumn0100"/>
        <table:table-row table:style-name="TableRow0100">
          <table:table-cell table:style-name="TableCell010000">
            <text:p text:style-name="P10"><draw:frame text:anchor-type="as-char" svg:width="63.82mm" svg:height="38.99mm" style:rel-width="scale" style:rel-height="scale"><draw:object-ole xlink:href="OleObj2"/><draw:image xlink:href="ObjectReplacements/OleObj2"/></draw:frame><text:span text:style-name="T20"/></text:p>
          </table:table-cell>
        </table:table-row>
      </table:table>
      <text:p text:style-name="P12"><text:span text:style-name="T21">Οι διαφορετικοί αριθμοί που χρησιμοποιούνται συμβολίζουν διαφορετικές καταστάσεις ο καθένας. Πιο συγκεκριμένα: </text:span></text:p>
      <table:table table:style-name="Table02">
        <table:table-column table:style-name="TableColumn0200"/>
        <table:table-column table:style-name="TableColumn0201"/>
        <table:table-row table:style-name="TableRow0200">
          <table:table-cell table:style-name="TableCell020000">
            <text:p text:style-name="P14"><text:span text:style-name="T23">Αριθμός</text:span><text:span text:style-name="T24"/></text:p>
          </table:table-cell>
          <table:table-cell table:style-name="TableCell020001">
            <text:p text:style-name="P14"><text:span text:style-name="T25">Χρήση-Συμβολισμός</text:span><text:span text:style-name="T26"/></text:p>
          </table:table-cell>
        </table:table-row>
        <table:table-row table:style-name="TableRow0201">
          <table:table-cell table:style-name="TableCell020100">
            <text:p text:style-name="P17"><text:span text:style-name="T27">1</text:span><text:span text:style-name="T28"/></text:p>
          </table:table-cell>
          <table:table-cell table:style-name="TableCell020101">
            <text:p text:style-name="P17"><text:span text:style-name="T29">Τοίχος</text:span><text:span text:style-name="T30"/></text:p>
          </table:table-cell>
        </table:table-row>
        <table:table-row table:style-name="TableRow0202">
          <table:table-cell table:style-name="TableCell020200">
            <text:p text:style-name="P19"><text:span text:style-name="T31">2</text:span><text:span text:style-name="T32"/></text:p>
          </table:table-cell>
          <table:table-cell table:style-name="TableCell020201">
            <text:p text:style-name="P19"><text:span text:style-name="T33">Επισκέψιμα σημεία-κόμβοι</text:span><text:span text:style-name="T34"/></text:p>
          </table:table-cell>
        </table:table-row>
        <table:table-row table:style-name="TableRow0203">
          <table:table-cell table:style-name="TableCell020300">
            <text:p text:style-name="P21"><text:span text:style-name="T35">3</text:span><text:span text:style-name="T36"/></text:p>
          </table:table-cell>
          <table:table-cell table:style-name="TableCell020301">
            <text:p text:style-name="P21"><text:span text:style-name="T37">Σημείο εκκίνησης</text:span><text:span text:style-name="T38"/></text:p>
          </table:table-cell>
        </table:table-row>
        <table:table-row table:style-name="TableRow0204">
          <table:table-cell table:style-name="TableCell020400">
            <text:p text:style-name="P23"><text:span text:style-name="T39">7</text:span><text:span text:style-name="T40"/></text:p>
          </table:table-cell>
          <table:table-cell table:style-name="TableCell020401">
            <text:p text:style-name="P23"><text:span text:style-name="T41">Κόμβοι που έχουν επισκεφτεί</text:span><text:span text:style-name="T42"/></text:p>
          </table:table-cell>
        </table:table-row>
        <table:table-row table:style-name="TableRow0205">
          <table:table-cell table:style-name="TableCell020500">
            <text:p text:style-name="P25"><text:span text:style-name="T43">9</text:span><text:span text:style-name="T44"/></text:p>
          </table:table-cell>
          <table:table-cell table:style-name="TableCell020501">
            <text:p text:style-name="P25"><text:span text:style-name="T45">Σημείο τερματισμού</text:span><text:span text:style-name="T46"/></text:p>
          </table:table-cell>
        </table:table-row>
      </table:table>
      <text:p text:style-name="P27"><text:span text:style-name="T47"/></text:p>
      <text:p text:style-name="P27"><text:span text:style-name="T48">Κατά την εκκίνηση του κώδικα αυτό που εντοπίζεται αρχικά είναι το σημείο εκκίνησης βάσει του συμβολισμού που δόθηκε παραπάνω. Σε κάθε περίπτωση για την αποτελεσματική λειτουργία του προγράμματος οφείλουμε να έχουμε ορίσει σημείο εκκίνησης.</text:span></text:p>
      <text:p text:style-name="P27"><text:span text:style-name="T48">Στην συνέχεια, ακολουθεί η εκτέλεση του αναδρομικού DFS αλγόριθμου με τον κώδικα της εικόνας και ενημερώνεται με τις κατάλληλες τιμές ο αρχικός μας πίνακας.</text:span></text:p>
      <text:p text:style-name="P28"><draw:frame text:anchor-type="as-char" svg:width="137.99mm" svg:height="118.32mm" style:rel-width="scale" style:rel-height="scale"><draw:object-ole xlink:href="OleObj3"/><draw:image xlink:href="ObjectReplacements/OleObj3"/></draw:frame><text:span text:style-name="T50"/></text:p>
      <text:p text:style-name="P29"><text:span text:style-name="T51">Στην δική μας υλοποίηση η προτεραιότητα κόμβων προς επίσκεψη κατά σειρά είναι<text:s/></text:span><text:span text:style-name="T52">ΠΑΝΩ, ΑΡΙΣΤΕΡΑ, ΚΑΤΩ, ΔΕΞΙΑ</text:span><text:span text:style-name="T53">. Το πρόγραμμα επομένως εξετάζει τους γειτονικούς κόμβους και εφόσον κάποιος είναι επισκέψιμος (αν κάποιος κόμβος έχει ήδη επισκεφτεί δεν θεωρείται επισκέψιμος) ανάλογα με την παραπάνω αλληλουχία προτεραιοτήτων αποφασίζει ποιον κόμβο θα επισκεφτεί στην συνέχεια. Αν βρεθούμε σε σημείο τερματισμού δεν προχωράμε σε επόμενο κόμβο και σταματάει ο αλγόριθμος. </text:span></text:p>
      <text:p text:style-name="P29"><text:span text:style-name="T54"/></text:p>
      <text:p text:style-name="P29"><text:span text:style-name="T55">Παρακάτω επιδεικνύουμε τις λειτουργίες όπως παρουσιάστηκαν με ένα παράδειγμα εκτέλεσης του κώδικα μας.</text:span></text:p>
      <table:table table:style-name="Table03">
        <table:table-column table:style-name="TableColumn0300"/>
        <table:table-column table:style-name="TableColumn0301"/>
        <table:table-row table:style-name="TableRow0300">
          <table:table-cell table:style-name="TableCell030000">
            <text:p text:style-name="P31"><draw:frame text:anchor-type="as-char" svg:width="37.32mm" svg:height="25.24mm" style:rel-width="scale" style:rel-height="scale"><draw:object-ole xlink:href="OleObj4"/><draw:image xlink:href="ObjectReplacements/OleObj4"/></draw:frame><text:span text:style-name="T56"/></text:p>
          </table:table-cell>
          <table:table-cell table:style-name="TableCell030001">
            <text:p text:style-name="P31"><draw:frame text:anchor-type="as-char" svg:width="36.68mm" svg:height="25.44mm" style:rel-width="scale" style:rel-height="scale"><draw:object-ole xlink:href="OleObj5"/><draw:image xlink:href="ObjectReplacements/OleObj5"/></draw:frame><text:span text:style-name="T56"/></text:p>
          </table:table-cell>
        </table:table-row>
      </table:table>
      <text:p text:style-name="P33"><text:span text:style-name="T57">Στην αριστερή εικόνα φαίνεται ο αρχικός μας λαβύρινθος, ενώ δεξιά είναι ο λαβύρινθος μετά από την εκτέλεση και τις αλλαγές. Αποδεικνύουμε με αυτόν τον τρόπο, ότι όλοι οι παραπάνω ισχυρισμοί ισχύουν.</text:span></text:p>
      <text:p text:style-name="P33"><text:span text:style-name="T57">Τέλος, σε ένα ακόμα παράδειγμα ορθής λειτουργίας αυτή την φορά χωρίς την χρήση κάπου τερματικού κόμβου, παρατηρούμε ότι ο αλγόριθμος λειτουργεί εξαντλητικά όπως ήταν το ζητούμενο.</text:span></text:p>
      <table:table table:style-name="Table04">
        <table:table-column table:style-name="TableColumn0400"/>
        <table:table-column table:style-name="TableColumn0401"/>
        <table:table-row table:style-name="TableRow0400">
          <table:table-cell table:style-name="TableCell040000">
            <text:p text:style-name="P35"><draw:frame text:anchor-type="as-char" svg:width="38.59mm" svg:height="26.10mm" style:rel-width="scale" style:rel-height="scale"><draw:object-ole xlink:href="OleObj6"/><draw:image xlink:href="ObjectReplacements/OleObj6"/></draw:frame><text:span text:style-name="T58"/></text:p>
          </table:table-cell>
          <table:table-cell table:style-name="TableCell040001">
            <text:p text:style-name="P35"><draw:frame text:anchor-type="as-char" svg:width="40.50mm" svg:height="26.44mm" style:rel-width="scale" style:rel-height="scale"><draw:object-ole xlink:href="OleObj7"/><draw:image xlink:href="ObjectReplacements/OleObj7"/></draw:frame><text:span text:style-name="T58"/></text:p>
          </table:table-cell>
        </table:table-row>
      </table:table>
      <text:p text:style-name="P37"><text:span text:style-name="T59">Το συγκεκριμένο πρόγραμμα σε C είναι κυρίως για σκοπούς δοκιμαστικούς πριν μεταβούμε στην ROBOTC. Για αυτό τον λόγο,<text:s/></text:span><text:span text:style-name="T60">δεν υπάρχουν πολλοί έλεγχοι εγκυρότητας και συνεπώς</text:span><text:span text:style-name="T61"><text:s/></text:span><text:span text:style-name="T62">ανοχή σε σφάλματα του χρήστη</text:span><text:span text:style-name="T63">. Με την καθοδήγηση όμως, από τα σχόλια που βρίσκονται στον πηγαίο κώδικα μπορεί ο χρήστης να πειραματιστεί σε διαφορετικούς και τυχαίους λαβυρίνθους αυξομειώνοντας και το μέγεθος του στατικού πίνακα</text:span></text:p>
      <text:p text:style-name="P37"><text:span text:style-name="T64">Εφαρμογή απεικόνισης λαβύρινθου σε Java</text:span></text:p>
      <text:p text:style-name="P37"><text:span text:style-name="T65">Στα πλαίσια του πρότζεκτ, κυρίως για λόγους πληρότητας και σωστότερης απεικόνισης του τελικού αποτελέσματος δημιουργήσαμε μια εφαρμογή σε γλώσσα προγραμματισμού<text:s/></text:span><text:span text:style-name="T66">Java</text:span><text:span text:style-name="T67"><text:s/>όπου απεικονίζεται γραφικά η διαδρομή που πραγματοποίησε το αυτοκίνητο.</text:span></text:p>
      <text:p text:style-name="P37"><text:span text:style-name="T67">Το πρόγραμμα δέχεται ως παράμετρο ένα αρχείο (το έτοιμο αρχείο που δίνεται για δοκιμές είναι το data.txt) το οποίο περιέχει αριθμητικές τιμές ανάλογα με την διαδρομή που έχει πραγματοποιήσει το αυτοκίνητο. Συγκεκριμένα, θεωρούμε ότι οι τιμή 1 δηλώνουν ότι το αυτοκίνητο πέρασε από την συγκεκριμένη διαδρομή και ζωγραφίζονται ενώ η τιμή 0 δηλώνει ότι ένας κόμβος δεν επισκέφτηκε και δεν ζωγραφίζονται. Τέλος, η τιμή 2 υποδηλώνει τερματικό σημείο και συμβολίζεται με κόκκινη κουκίδα. </text:span></text:p>
      <text:p text:style-name="P37"><text:span text:style-name="T67">Αξίζει να επισημάνουμε ότι στο τελευταίο milestone, που θα γίνουν οι πραγματικές δοκιμές στην εφαρμογή ενδέχεται να υπάρξουν κάποιες μικρές αλλαγές στα δεδομένα που δέχεται η εφαρμογή σαν είσοδο χωρίς να επηρεαστεί η λογική που περιγράφεται. <text:s/></text:span></text:p>
      <text:p text:style-name="P37"><text:span text:style-name="T67"/></text:p>
      <text:p text:style-name="P37"><text:span text:style-name="T67">Στο αρχείο data.txt έχει δοθεί ένας ενδεικτικός λαβύρινθος με το παράθυρο που προκύπτει να εμφανίζεται στην συνέχεια</text:span></text:p>
      <text:p text:style-name="P37"><draw:frame text:anchor-type="as-char" svg:width="145.46mm" svg:height="145.03mm" style:rel-width="scale" style:rel-height="scale"><draw:object-ole xlink:href="OleObj8"/><draw:image xlink:href="ObjectReplacements/OleObj8"/></draw:frame><text:span text:style-name="T69"><text:s/></text:span></text:p>
      <text:p text:style-name="P37"><text:span text:style-name="T70">Η υλοποίηση βασίστηκε σε λειτουργίες και βιβλιοθήκες της Java κατάλληλες για ζωγραφική και απεικόνιση δεδομένων ενώ αναλυτική υλοποίηση με σχόλια υπάρχει στον πηγαίο κώδικα που παραδίδεται με την αναφορά.</text:span></text:p>
      <text:p text:style-name="P37"><text:span text:style-name="T70">Το αρχείο που θα δίνεται σαν είσοδος στο πρόγραμμα πρέπει να ακολουθεί ορισμένους<text:s/></text:span><text:span text:style-name="T71">κανόνες για την αποτελεσματική λειτουργία</text:span><text:span text:style-name="T72">. Τέτοιοι είναι:</text:span></text:p>
      <text:list text:style-name="L38">
        <text:list-item>
          <text:p text:style-name="P38"><text:span text:style-name="T73">Τα δεδομένα πρέπει να είναι όπως το format που δίνεται στο ενδεικτικό αρχείο παραδείγματος, δηλαδή σε μορφή ενός δισδιάστατου πίνακα</text:span></text:p>
        </text:list-item>
        <text:list-item>
          <text:p text:style-name="P38"><text:span text:style-name="T73">Τα δεδομένα σε μορφή πίνακα πρέπει να είναι συμμετρική. Δηλαδή οι πίνακες που υποστηρίζονται σωστά είναι n*n όπου n ο αριθμός κόμβων</text:span></text:p>
        </text:list-item>
        <text:list-item>
          <text:p text:style-name="P38"><text:span text:style-name="T73">Οι τιμές που επιτρέπονται είναι μόνο θετικές ακέραιες, ειδάλλως εμφανίζεται μήνυμα σφάλματος</text:span></text:p>
        </text:list-item>
        <text:list-item>
          <text:p text:style-name="P38"><text:span text:style-name="T73">Μεταξύ των τιμών πρέπει να υπάρχει διαχωριστικό(delimeter) ο χαρακτήρας κόμμα(,)</text:span></text:p>
        </text:list-item>
        <text:list-item>
          <text:p text:style-name="P38"><text:span text:style-name="T74">Οι συμμετρικοί πίνακες που υποστηρίζονται πρέπει να είναι στην μεγαλύτερη περίπτωση μέχρι 20*20</text:span><text:span text:style-name="T75">. Η συγκεκριμένη ρύθμιση μπορεί να τροποποιηθεί μέσα από περιβάλλον εκτέλεσης κώδικας java. Σε περίπτωση πίνακα μεγαλύτερου πίνακα από 20*20 εμφανίζεται απλώς ένα κενό παράθυρο</text:span></text:p>
        </text:list-item>
        <text:list-item>
          <text:p text:style-name="P38"><text:span text:style-name="T75">Σε περίπτωση που δεν δοθεί αρχείο εισόδου δεν πραγματοποιείται εκτέλεση του προγράμματος και εμφανίζεται κατάλληλο μήνυμα λάθους</text:span></text:p>
        </text:list-item>
      </text:list>
      <text:p text:style-name="P39"><text:span text:style-name="T76">Ο κώδικας δοκιμάζεται με την εκτέλεση ενός .jar αρχείου με όνομα MazeVisualizer.jar. Προκειμένου να δοκιμαστεί το πρόγραμμα πρέπει να είναι εγκατεστημένη η java στον υπολογιστή του χρήστη σε έκδοση πιο καινούργια από αυτή που έγινε το build του jar αρχείου. Στο αρχείο<text:s/></text:span><text:span text:style-name="T77">requirements.txt</text:span><text:span text:style-name="T78"><text:s/>υπάρχουν λεπτομέρειες αναφορικά με την έκδοση java που πρέπει να είναι εγκατεστημένη στον εκάστοτε υπολογιστή.</text:span></text:p>
      <text:p text:style-name="P39"><text:span text:style-name="T78">Εκτός από την εντολή java<text:s/></text:span><text:span text:style-name="T79">–</text:span><text:span text:style-name="T80">jar<text:s/></text:span><text:span text:style-name="T81">που απαιτείται για την εκτέλεση τέτοιου τύπου αρχείων απαιτείται και ένα όρισμα το οποίο θα απευθύνεται στο<text:s/></text:span><text:span text:style-name="T82">full path</text:span><text:span text:style-name="T83"><text:s/>που βρίσκεται το αρχείο εισόδου. Ακολουθεί παράδειγμα εκτέλεσης του προγράμματος από την γραμμή εντολών των Windows. Ο κώδικας εκτελείται με αντίστοιχο τρόπο και σε εκδόσεις των Linux</text:span></text:p>
      <text:p text:style-name="P39"><text:span text:style-name="T84">java -jar MazeVisualizer.jar D:\TUC_PROJECT\TUC_Autonomous_Map_Exploring_Car\MazeVisualizer\data.txt</text:span></text:p>
      <text:p text:style-name="P39"><text:span text:style-name="T85">Συνοψίζοντας σε μια γενική μορφή θα πρέπει να ισχύει</text:span></text:p>
      <text:p text:style-name="P39"><text:span text:style-name="T86">java -jar &lt;JAR NAME&gt; &lt;FULL PATH INPUT FILE&gt;</text:span></text:p>
      <text:p text:style-name="P39"><text:span text:style-name="T87"/></text:p>
      <text:p text:style-name="P40"><text:span text:style-name="T88">Κώδικας<text:s/></text:span><text:span text:style-name="T89">RobotC<text:s/></text:span><text:span text:style-name="T90">για περιφορά αυτοκινήτου σε τυχαίο λαβύρινθο</text:span></text:p>
      <text:p text:style-name="P41"><text:span text:style-name="T91">Για την περιφορά στο λαβύρινθο είχαμε στη διάθεσή μας δεδομένα τα οποία λαμβάναμε από 2<text:s/></text:span><text:span text:style-name="T92">Light Sensors<text:s/></text:span><text:span text:style-name="T93">και ενα<text:s/></text:span><text:span text:style-name="T94">RGB Sensor.</text:span></text:p>
      <text:p text:style-name="P41"><text:span text:style-name="T95">Η κύρια ιδέα πίσω απο το<text:s/></text:span><text:span text:style-name="T96">line following<text:s/></text:span><text:span text:style-name="T97">είναι να γίνεται<text:s/></text:span><text:span text:style-name="T98">contain<text:s/></text:span><text:span text:style-name="T99">η μαύρη γραμμή ανάμεσα στους δύο<text:s/></text:span><text:span text:style-name="T100">Light Sensors<text:s/></text:span><text:span text:style-name="T101">ενώ ο<text:s/></text:span><text:span text:style-name="T102">RGB Sensor<text:s/></text:span><text:span text:style-name="T103">μας δίνει απαραίτητη πληροφορία για το επόμενο μας βήμα, αν δηλαδή το επόμενο<text:s/></text:span><text:span text:style-name="T104">block<text:s/></text:span><text:span text:style-name="T105">είναι μαύρο (διάδρομος) ή άσπρο (κενό). </text:span></text:p>
      <text:p text:style-name="P42"><draw:frame text:anchor-type="as-char" svg:width="152.40mm" svg:height="102.66mm" style:rel-width="scale" style:rel-height="scale"><draw:object-ole xlink:href="OleObj9"/><draw:image xlink:href="ObjectReplacements/OleObj9"/></draw:frame><text:span text:style-name="T105"/></text:p>
      <text:p text:style-name="P43"><text:span text:style-name="T106">W:<text:s/></text:span><text:span text:style-name="T107">Ένδειξη<text:s/></text:span><text:span text:style-name="T108">Sensor<text:s/></text:span><text:span text:style-name="T109">για λευκό<text:s text:c="9"/>Β</text:span><text:span text:style-name="T110">:<text:s/></text:span><text:span text:style-name="T111">Ένδειξη<text:s/></text:span><text:span text:style-name="T112">Sensor<text:s/></text:span><text:span text:style-name="T113">για μαύρο</text:span></text:p>
      <text:p text:style-name="P44"><text:span text:style-name="T113">Με πειραματισμό παρατηρήσαμε ότι οι 2<text:s/></text:span><text:span text:style-name="T114">Light Sensors<text:s/></text:span><text:span text:style-name="T115">δεν βγάζουν τις ίδιες μετρήσεις, αναγκάζοντας μας<text:s text:c="2"/>να βγάλουμε το ανάλογο<text:s/></text:span><text:span text:style-name="T116">threshold<text:s/></text:span><text:span text:style-name="T117">για τον καθένα, δηλαδή το όριο της μέτρησης κάτω απο το οποίο βλέπει το μαύρο χρώμα του διαδρόμου και πάνω απο αυτο το άσπρο της πίστας, με δοκιμές.</text:span></text:p>
      <text:p text:style-name="P44"><text:span text:style-name="T117">Για το<text:s/></text:span><text:span text:style-name="T118">milestone<text:s/></text:span><text:span text:style-name="T119">επιλέξαμε την ακόλουθη συμπεριφορά</text:span><text:span text:style-name="T120">:</text:span></text:p>
      <text:list text:style-name="L45">
        <text:list-item>
          <text:p text:style-name="P45"><text:span text:style-name="T121">A</text:span><text:span text:style-name="T122">ν το αυτοκίνητο συναντήσει κάποια διακλάδωση αλλά μπορεί να συνεχίσει ευθεία, θα συνεχίζει πάντα ευθεία.</text:span></text:p>
        </text:list-item>
        <text:list-item>
          <text:p text:style-name="P45"><text:span text:style-name="T122">Αν το αυτοκίνητο δεν έχει την επιλογή να κινηθεί ευθεία αλλά είναι δυνατές και η αριστερή και η δεξιά στροφή, το αυτοκίνητο την πρώτη φορά στρίβει δεξιά και στην επόμενη ανάλογη επιλογή αριστερά συνεχίζοντας εναλλάξ.</text:span></text:p>
        </text:list-item>
        <text:list-item>
          <text:p text:style-name="P45"><text:span text:style-name="T122">Αν η επιλογή είναι μοναδική, η γραμμή στρίβει δηλαδή μόνο δεξιά, μόνο αριστερά ή συνεχίζει ευθεία, το αυτοκίνητο συνεχίζει κανονικά την κίνηση πάνω στο μονοπάτι.</text:span></text:p>
        </text:list-item>
      </text:list>
      <text:p text:style-name="P46"><text:span text:style-name="T123">Προφανώς οι δύο πρώτες επιλογές συμπεριφοράς είναι τυχαίες, και στη θέση τους θα μπορούσε να πραγματοποιεί οποιαδήποτε απόφαση.</text:span></text:p>
      <text:p text:style-name="P46"><text:span text:style-name="T124">Για τη λειτουργία του αυτοκινήτου υπάρχει και ανάλογο<text:s/></text:span><text:span text:style-name="T125">Demo Video</text:span><text:span text:style-name="T126">. </text:span></text:p>
      <text:p text:style-name="P47"><text:span text:style-name="T127">Βιβλιογραφία</text:span></text:p>
      <text:p text:style-name="P48"><text:span text:style-name="T128">Forum<text:s/></text:span><text:span text:style-name="T129">με καθοδήγηση για προβλήματα που συναντήσαμε σε ROBOTC:<text:s/></text:span><text:a xlink:href="http://www.robotc.net/forums/viewforum.php?f=1&amp;sid=6decc57fb332bd1c7039d8a0840df4bb"><text:span text:style-name="T131">http</text:span><text:span text:style-name="T132"><text:s/>HYPERLINK "http://www.robotc.net/forums/viewforum.php?f=1&amp;sid=6decc57fb332bd1c7039d8a0840df4bb"</text:span><text:span text:style-name="T133">://</text:span><text:span text:style-name="T134"><text:s/>HYPERLINK "http://www.robotc.net/forums/viewforum.php?f=1&amp;sid=6decc57fb332bd1c7039d8a0840df4bb"</text:span><text:span text:style-name="T135">www</text:span><text:span text:style-name="T136"><text:s/>HYPERLINK "http://www.robotc.net/forums/viewforum.php?f=1&amp;sid=6decc57fb332bd1c7039d8a0840df4bb"</text:span><text:span text:style-name="T137">.</text:span><text:span text:style-name="T138"><text:s/>HYPERLINK "http://www.robotc.net/forums/viewforum.php?f=1&amp;sid=6decc57fb332bd1c7039d8a0840df4bb"</text:span><text:span text:style-name="T139">robotc</text:span><text:span text:style-name="T140"><text:s/>HYPERLINK "http://www.robotc.net/forums/viewforum.php?f=1&amp;sid=6decc57fb332bd1c7039d8a0840df4bb"</text:span><text:span text:style-name="T141">.</text:span><text:span text:style-name="T142"><text:s/>HYPERLINK "http://www.robotc.net/forums/viewforum.php?f=1&amp;sid=6decc57fb332bd1c7039d8a0840df4bb"</text:span><text:span text:style-name="T143">net</text:span><text:span text:style-name="T144"><text:s/>HYPERLINK "http://www.robotc.net/forums/viewforum.php?f=1&amp;sid=6decc57fb332bd1c7039d8a0840df4bb"</text:span><text:span text:style-name="T145">/</text:span><text:span text:style-name="T146"><text:s/>HYPERLINK "http://www.robotc.net/forums/viewforum.php?f=1&amp;sid=6decc57fb332bd1c7039d8a0840df4bb"</text:span><text:span text:style-name="T147">forums</text:span><text:span text:style-name="T148"><text:s/>HYPERLINK "http://www.robotc.net/forums/viewforum.php?f=1&amp;sid=6decc57fb332bd1c7039d8a0840df4bb"</text:span><text:span text:style-name="T149">/</text:span><text:span text:style-name="T150"><text:s/>HYPERLINK "http://www.robotc.net/forums/viewforum.php?f=1&amp;sid=6decc57fb332bd1c7039d8a0840df4bb"</text:span><text:span text:style-name="T151">viewforum</text:span><text:span text:style-name="T152"><text:s/>HYPERLINK "http://www.robotc.net/forums/viewforum.php?f=1&amp;sid=6decc57fb332bd1c7039d8a0840df4bb"</text:span><text:span text:style-name="T153">.</text:span><text:span text:style-name="T154"><text:s/>HYPERLINK "http://www.robotc.net/forums/viewforum.php?f=1&amp;sid=6decc57fb332bd1c7039d8a0840df4bb"</text:span><text:span text:style-name="T155">php</text:span><text:span text:style-name="T156"><text:s/>HYPERLINK "http://www.robotc.net/forums/viewforum.php?f=1&amp;sid=6decc57fb332bd1c7039d8a0840df4bb"</text:span><text:span text:style-name="T157">?</text:span><text:span text:style-name="T158"><text:s/>HYPERLINK "http://www.robotc.net/forums/viewforum.php?f=1&amp;sid=6decc57fb332bd1c7039d8a0840df4bb"</text:span><text:span text:style-name="T159">f</text:span><text:span text:style-name="T160"><text:s/>HYPERLINK "http://www.robotc.net/forums/viewforum.php?f=1&amp;sid=6decc57fb332bd1c7039d8a0840df4bb"</text:span><text:span text:style-name="T161">=1</text:span><text:span text:style-name="T162"><text:s/>HYPERLINK "http://www.robotc.net/forums/viewforum.php?f=1&amp;sid=6decc57fb332bd1c7039d8a0840df4bb"</text:span><text:span text:style-name="T163">&amp;</text:span><text:span text:style-name="T164"><text:s/>HYPERLINK "http://www.robotc.net/forums/viewforum.php?f=1&amp;sid=6decc57fb332bd1c7039d8a0840df4bb"</text:span><text:span text:style-name="T165">sid</text:span><text:span text:style-name="T166"><text:s/>HYPERLINK "http://www.robotc.net/forums/viewforum.php?f=1&amp;sid=6decc57fb332bd1c7039d8a0840df4bb"</text:span><text:span text:style-name="T167">=6</text:span><text:span text:style-name="T168"><text:s/>HYPERLINK "http://www.robotc.net/forums/viewforum.php?f=1&amp;sid=6decc57fb332bd1c7039d8a0840df4bb"</text:span><text:span text:style-name="T169">decc</text:span><text:span text:style-name="T170"><text:s/>HYPERLINK "http://www.robotc.net/forums/viewforum.php?f=1&amp;sid=6decc57fb332bd1c7039d8a0840df4bb"</text:span><text:span text:style-name="T171">57</text:span><text:span text:style-name="T172"><text:s/>HYPERLINK "http://www.robotc.net/forums/viewforum.php?f=1&amp;sid=6decc57fb332bd1c7039d8a0840df4bb"</text:span><text:span text:style-name="T173">fb</text:span><text:span text:style-name="T174"><text:s/>HYPERLINK "http://www.robotc.net/forums/viewforum.php?f=1&amp;sid=6decc57fb332bd1c7039d8a0840df4bb"</text:span><text:span text:style-name="T175">332</text:span><text:span text:style-name="T176"><text:s/>HYPERLINK "http://www.robotc.net/forums/viewforum.php?f=1&amp;sid=6decc57fb332bd1c7039d8a0840df4bb"</text:span><text:span text:style-name="T177">bd</text:span><text:span text:style-name="T178"><text:s/>HYPERLINK "http://www.robotc.net/forums/viewforum.php?f=1&amp;sid=6decc57fb332bd1c7039d8a0840df4bb"</text:span><text:span text:style-name="T179">1</text:span><text:span text:style-name="T180"><text:s/>HYPERLINK "http://www.robotc.net/forums/viewforum.php?f=1&amp;sid=6decc57fb332bd1c7039d8a0840df4bb"</text:span><text:span text:style-name="T181">c</text:span><text:span text:style-name="T182"><text:s/>HYPERLINK "http://www.robotc.net/forums/viewforum.php?f=1&amp;sid=6decc57fb332bd1c7039d8a0840df4bb"</text:span><text:span text:style-name="T183">7039</text:span><text:span text:style-name="T184"><text:s/>HYPERLINK "http://www.robotc.net/forums/viewforum.php?f=1&amp;sid=6decc57fb332bd1c7039d8a0840df4bb"</text:span><text:span text:style-name="T185">d</text:span><text:span text:style-name="T186"><text:s/>HYPERLINK "http://www.robotc.net/forums/viewforum.php?f=1&amp;sid=6decc57fb332bd1c7039d8a0840df4bb"</text:span><text:span text:style-name="T187">8</text:span><text:span text:style-name="T188"><text:s/>HYPERLINK "http://www.robotc.net/forums/viewforum.php?f=1&amp;sid=6decc57fb332bd1c7039d8a0840df4bb"</text:span><text:span text:style-name="T189">a</text:span><text:span text:style-name="T190"><text:s/>HYPERLINK "http://www.robotc.net/forums/viewforum.php?f=1&amp;sid=6decc57fb332bd1c7039d8a0840df4bb"</text:span><text:span text:style-name="T191">0840</text:span><text:span text:style-name="T192"><text:s/>HYPERLINK "http://www.robotc.net/forums/viewforum.php?f=1&amp;sid=6decc57fb332bd1c7039d8a0840df4bb"</text:span><text:span text:style-name="T193">df</text:span><text:span text:style-name="T194"><text:s/>HYPERLINK "http://www.robotc.net/forums/viewforum.php?f=1&amp;sid=6decc57fb332bd1c7039d8a0840df4bb"</text:span><text:span text:style-name="T195">4</text:span><text:span text:style-name="T196"><text:s/>HYPERLINK "http://www.robotc.net/forums/viewforum.php?f=1&amp;sid=6decc57fb332bd1c7039d8a0840df4bb"</text:span><text:span text:style-name="T197">bb</text:span></text:a><text:span text:style-name="T198"/></text:p>
      <text:p text:style-name="P48"><text:span text:style-name="T198">DFS:<text:s/></text:span><text:a xlink:href="https://en.wikipedia.org/wiki/Depth-first_search"><text:span text:style-name="T199">https://en.wikipedia.org/wiki/Depth-first_search</text:span></text:a><text:span text:style-name="T200"/></text:p>
      <text:p text:style-name="P48"><text:span text:style-name="T200">DFS maze search:<text:s/></text:span><text:a xlink:href="https://www.algosome.com/articles/maze-generation-depth-first.html?fbclid=IwAR0t53lVX8ygkHFH_KYkIxzBFZfNnL0po1IYU6OQIy-0GnZrLu4y6wVPa2k"><text:span text:style-name="T202">https</text:span><text:span text:style-name="T203"><text:s/>HYPERLINK "https://www.algosome.com/articles/maze-generation-depth-first.html?fbclid=IwAR0t53lVX8ygkHFH_KYkIxzBFZfNnL0po1IYU6OQIy-0GnZrLu4y6wVPa2k"</text:span><text:span text:style-name="T204">://</text:span><text:span text:style-name="T205"><text:s/>HYPERLINK "https://www.algosome.com/articles/maze-generation-depth-first.html?fbclid=IwAR0t53lVX8ygkHFH_KYkIxzBFZfNnL0po1IYU6OQIy-0GnZrLu4y6wVPa2k"</text:span><text:span text:style-name="T206">www</text:span><text:span text:style-name="T207"><text:s/>HYPERLINK "https://www.algosome.com/articles/maze-generation-depth-first.html?fbclid=IwAR0t53lVX8ygkHFH_KYkIxzBFZfNnL0po1IYU6OQIy-0GnZrLu4y6wVPa2k"</text:span><text:span text:style-name="T208">.</text:span><text:span text:style-name="T209"><text:s/>HYPERLINK "https://www.algosome.com/articles/maze-generation-depth-first.html?fbclid=IwAR0t53lVX8ygkHFH_KYkIxzBFZfNnL0po1IYU6OQIy-0GnZrLu4y6wVPa2k"</text:span><text:span text:style-name="T210">algosome</text:span><text:span text:style-name="T211"><text:s/>HYPERLINK "https://www.algosome.com/articles/maze-generation-depth-first.html?fbclid=IwAR0t53lVX8ygkHFH_KYkIxzBFZfNnL0po1IYU6OQIy-0GnZrLu4y6wVPa2k"</text:span><text:span text:style-name="T212">.</text:span><text:span text:style-name="T213"><text:s/>HYPERLINK "https://www.algosome.com/articles/maze-generation-depth-first.html?fbclid=IwAR0t53lVX8ygkHFH_KYkIxzBFZfNnL0po1IYU6OQIy-0GnZrLu4y6wVPa2k"</text:span><text:span text:style-name="T214">com</text:span><text:span text:style-name="T215"><text:s/>HYPERLINK "https://www.algosome.com/articles/maze-generation-depth-first.html?fbclid=IwAR0t53lVX8ygkHFH_KYkIxzBFZfNnL0po1IYU6OQIy-0GnZrLu4y6wVPa2k"</text:span><text:span text:style-name="T216">/</text:span><text:span text:style-name="T217"><text:s/>HYPERLINK "https://www.algosome.com/articles/maze-generation-depth-first.html?fbclid=IwAR0t53lVX8ygkHFH_KYkIxzBFZfNnL0po1IYU6OQIy-0GnZrLu4y6wVPa2k"</text:span><text:span text:style-name="T218">articles</text:span><text:span text:style-name="T219"><text:s/>HYPERLINK "https://www.algosome.com/articles/maze-generation-depth-first.html?fbclid=IwAR0t53lVX8ygkHFH_KYkIxzBFZfNnL0po1IYU6OQIy-0GnZrLu4y6wVPa2k"</text:span><text:span text:style-name="T220">/</text:span><text:span text:style-name="T221"><text:s/>HYPERLINK "https://www.algosome.com/articles/maze-generation-depth-first.html?fbclid=IwAR0t53lVX8ygkHFH_KYkIxzBFZfNnL0po1IYU6OQIy-0GnZrLu4y6wVPa2k"</text:span><text:span text:style-name="T222">maze</text:span><text:span text:style-name="T223"><text:s/>HYPERLINK "https://www.algosome.com/articles/maze-generation-depth-first.html?fbclid=IwAR0t53lVX8ygkHFH_KYkIxzBFZfNnL0po1IYU6OQIy-0GnZrLu4y6wVPa2k"</text:span><text:span text:style-name="T224">-</text:span><text:span text:style-name="T225"><text:s/>HYPERLINK "https://www.algosome.com/articles/maze-generation-depth-first.html?fbclid=IwAR0t53lVX8ygkHFH_KYkIxzBFZfNnL0po1IYU6OQIy-0GnZrLu4y6wVPa2k"</text:span><text:span text:style-name="T226">generation</text:span><text:span text:style-name="T227"><text:s/>HYPERLINK "https://www.algosome.com/articles/maze-generation-depth-first.html?fbclid=IwAR0t53lVX8ygkHFH_KYkIxzBFZfNnL0po1IYU6OQIy-0GnZrLu4y6wVPa2k"</text:span><text:span text:style-name="T228">-</text:span><text:span text:style-name="T229"><text:s/>HYPERLINK "https://www.algosome.com/articles/maze-generation-depth-first.html?fbclid=IwAR0t53lVX8ygkHFH_KYkIxzBFZfNnL0po1IYU6OQIy-0GnZrLu4y6wVPa2k"</text:span><text:span text:style-name="T230">depth</text:span><text:span text:style-name="T231"><text:s/>HYPERLINK "https://www.algosome.com/articles/maze-generation-depth-first.html?fbclid=IwAR0t53lVX8ygkHFH_KYkIxzBFZfNnL0po1IYU6OQIy-0GnZrLu4y6wVPa2k"</text:span><text:span text:style-name="T232">-</text:span><text:span text:style-name="T233"><text:s/>HYPERLINK "https://www.algosome.com/articles/maze-generation-depth-first.html?fbclid=IwAR0t53lVX8ygkHFH_KYkIxzBFZfNnL0po1IYU6OQIy-0GnZrLu4y6wVPa2k"</text:span><text:span text:style-name="T234">first</text:span><text:span text:style-name="T235"><text:s/>HYPERLINK "https://www.algosome.com/articles/maze-generation-depth-first.html?fbclid=IwAR0t53lVX8ygkHFH_KYkIxzBFZfNnL0po1IYU6OQIy-0GnZrLu4y6wVPa2k"</text:span><text:span text:style-name="T236">.</text:span><text:span text:style-name="T237"><text:s/>HYPERLINK "https://www.algosome.com/articles/maze-generation-depth-first.html?fbclid=IwAR0t53lVX8ygkHFH_KYkIxzBFZfNnL0po1IYU6OQIy-0GnZrLu4y6wVPa2k"</text:span><text:span text:style-name="T238">html</text:span><text:span text:style-name="T239"><text:s/>HYPERLINK "https://www.algosome.com/articles/maze-generation-depth-first.html?fbclid=IwAR0t53lVX8ygkHFH_KYkIxzBFZfNnL0po1IYU6OQIy-0GnZrLu4y6wVPa2k"</text:span><text:span text:style-name="T240">?</text:span><text:span text:style-name="T241"><text:s/>HYPERLINK "https://www.algosome.com/articles/maze-generation-depth-first.html?fbclid=IwAR0t53lVX8ygkHFH_KYkIxzBFZfNnL0po1IYU6OQIy-0GnZrLu4y6wVPa2k"</text:span><text:span text:style-name="T242">fbclid</text:span><text:span text:style-name="T243"><text:s/>HYPERLINK "https://www.algosome.com/articles/maze-generation-depth-first.html?fbclid=IwAR0t53lVX8ygkHFH_KYkIxzBFZfNnL0po1IYU6OQIy-0GnZrLu4y6wVPa2k"</text:span><text:span text:style-name="T244">=</text:span><text:span text:style-name="T245"><text:s/>HYPERLINK "https://www.algosome.com/articles/maze-generation-depth-first.html?fbclid=IwAR0t53lVX8ygkHFH_KYkIxzBFZfNnL0po1IYU6OQIy-0GnZrLu4y6wVPa2k"</text:span><text:span text:style-name="T246">IwAR</text:span><text:span text:style-name="T247"><text:s/>HYPERLINK "https://www.algosome.com/articles/maze-generation-depth-first.html?fbclid=IwAR0t53lVX8ygkHFH_KYkIxzBFZfNnL0po1IYU6OQIy-0GnZrLu4y6wVPa2k"</text:span><text:span text:style-name="T248">0</text:span><text:span text:style-name="T249"><text:s/>HYPERLINK "https://www.algosome.com/articles/maze-generation-depth-first.html?fbclid=IwAR0t53lVX8ygkHFH_KYkIxzBFZfNnL0po1IYU6OQIy-0GnZrLu4y6wVPa2k"</text:span><text:span text:style-name="T250">t</text:span><text:span text:style-name="T251"><text:s/>HYPERLINK "https://www.algosome.com/articles/maze-generation-depth-first.html?fbclid=IwAR0t53lVX8ygkHFH_KYkIxzBFZfNnL0po1IYU6OQIy-0GnZrLu4y6wVPa2k"</text:span><text:span text:style-name="T252">53</text:span><text:span text:style-name="T253"><text:s/>HYPERLINK "https://www.algosome.com/articles/maze-generation-depth-first.html?fbclid=IwAR0t53lVX8ygkHFH_KYkIxzBFZfNnL0po1IYU6OQIy-0GnZrLu4y6wVPa2k"</text:span><text:span text:style-name="T254">lVX</text:span><text:span text:style-name="T255"><text:s/>HYPERLINK "https://www.algosome.com/articles/maze-generation-depth-first.html?fbclid=IwAR0t53lVX8ygkHFH_KYkIxzBFZfNnL0po1IYU6OQIy-0GnZrLu4y6wVPa2k"</text:span><text:span text:style-name="T256">8</text:span><text:span text:style-name="T257"><text:s/>HYPERLINK "https://www.algosome.com/articles/maze-generation-depth-first.html?fbclid=IwAR0t53lVX8ygkHFH_KYkIxzBFZfNnL0po1IYU6OQIy-0GnZrLu4y6wVPa2k"</text:span><text:span text:style-name="T258">ygkHFH</text:span><text:span text:style-name="T259"><text:s/>HYPERLINK "https://www.algosome.com/articles/maze-generation-depth-first.html?fbclid=IwAR0t53lVX8ygkHFH_KYkIxzBFZfNnL0po1IYU6OQIy-0GnZrLu4y6wVPa2k"</text:span><text:span text:style-name="T260">_</text:span><text:span text:style-name="T261"><text:s/>HYPERLINK "https://www.algosome.com/articles/maze-generation-depth-first.html?fbclid=IwAR0t53lVX8ygkHFH_KYkIxzBFZfNnL0po1IYU6OQIy-0GnZrLu4y6wVPa2k"</text:span><text:span text:style-name="T262">KYkIxzBFZfNnL</text:span><text:span text:style-name="T263"><text:s/>HYPERLINK "https://www.algosome.com/articles/maze-generation-depth-first.html?fbclid=IwAR0t53lVX8ygkHFH_KYkIxzBFZfNnL0po1IYU6OQIy-0GnZrLu4y6wVPa2k"</text:span><text:span text:style-name="T264">0</text:span><text:span text:style-name="T265"><text:s/>HYPERLINK "https://www.algosome.com/articles/maze-generation-depth-first.html?fbclid=IwAR0t53lVX8ygkHFH_KYkIxzBFZfNnL0po1IYU6OQIy-0GnZrLu4y6wVPa2k"</text:span><text:span text:style-name="T266">po</text:span><text:span text:style-name="T267"><text:s/>HYPERLINK "https://www.algosome.com/articles/maze-generation-depth-first.html?fbclid=IwAR0t53lVX8ygkHFH_KYkIxzBFZfNnL0po1IYU6OQIy-0GnZrLu4y6wVPa2k"</text:span><text:span text:style-name="T268">1</text:span><text:span text:style-name="T269"><text:s/>HYPERLINK "https://www.algosome.com/articles/maze-generation-depth-first.html?fbclid=IwAR0t53lVX8ygkHFH_KYkIxzBFZfNnL0po1IYU6OQIy-0GnZrLu4y6wVPa2k"</text:span><text:span text:style-name="T270">IYU</text:span><text:span text:style-name="T271"><text:s/>HYPERLINK "https://www.algosome.com/articles/maze-generation-depth-first.html?fbclid=IwAR0t53lVX8ygkHFH_KYkIxzBFZfNnL0po1IYU6OQIy-0GnZrLu4y6wVPa2k"</text:span><text:span text:style-name="T272">6</text:span><text:span text:style-name="T273"><text:s/>HYPERLINK "https://www.algosome.com/articles/maze-generation-depth-first.html?fbclid=IwAR0t53lVX8ygkHFH_KYkIxzBFZfNnL0po1IYU6OQIy-0GnZrLu4y6wVPa2k"</text:span><text:span text:style-name="T274">OQIy</text:span><text:span text:style-name="T275"><text:s/>HYPERLINK "https://www.algosome.com/articles/maze-generation-depth-first.html?fbclid=IwAR0t53lVX8ygkHFH_KYkIxzBFZfNnL0po1IYU6OQIy-0GnZrLu4y6wVPa2k"</text:span><text:span text:style-name="T276">-0</text:span><text:span text:style-name="T277"><text:s/>HYPERLINK "https://www.algosome.com/articles/maze-generation-depth-first.html?fbclid=IwAR0t53lVX8ygkHFH_KYkIxzBFZfNnL0po1IYU6OQIy-0GnZrLu4y6wVPa2k"</text:span><text:span text:style-name="T278">GnZrLu</text:span><text:span text:style-name="T279"><text:s/>HYPERLINK "https://www.algosome.com/articles/maze-generation-depth-first.html?fbclid=IwAR0t53lVX8ygkHFH_KYkIxzBFZfNnL0po1IYU6OQIy-0GnZrLu4y6wVPa2k"</text:span><text:span text:style-name="T280">4</text:span><text:span text:style-name="T281"><text:s/>HYPERLINK "https://www.algosome.com/articles/maze-generation-depth-first.html?fbclid=IwAR0t53lVX8ygkHFH_KYkIxzBFZfNnL0po1IYU6OQIy-0GnZrLu4y6wVPa2k"</text:span><text:span text:style-name="T282">y</text:span><text:span text:style-name="T283"><text:s/>HYPERLINK "https://www.algosome.com/articles/maze-generation-depth-first.html?fbclid=IwAR0t53lVX8ygkHFH_KYkIxzBFZfNnL0po1IYU6OQIy-0GnZrLu4y6wVPa2k"</text:span><text:span text:style-name="T284">6</text:span><text:span text:style-name="T285"><text:s/>HYPERLINK "https://www.algosome.com/articles/maze-generation-depth-first.html?fbclid=IwAR0t53lVX8ygkHFH_KYkIxzBFZfNnL0po1IYU6OQIy-0GnZrLu4y6wVPa2k"</text:span><text:span text:style-name="T286">wVPa</text:span><text:span text:style-name="T287"><text:s/>HYPERLINK "https://www.algosome.com/articles/maze-generation-depth-first.html?fbclid=IwAR0t53lVX8ygkHFH_KYkIxzBFZfNnL0po1IYU6OQIy-0GnZrLu4y6wVPa2k"</text:span><text:span text:style-name="T288">2</text:span><text:span text:style-name="T289"><text:s/>HYPERLINK "https://www.algosome.com/articles/maze-generation-depth-first.html?fbclid=IwAR0t53lVX8ygkHFH_KYkIxzBFZfNnL0po1IYU6OQIy-0GnZrLu4y6wVPa2k"</text:span><text:span text:style-name="T290">k</text:span></text:a><text:span text:style-name="T29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